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7" style:family="paragraph" style:parent-style-name="Standard">
      <style:text-properties style:font-name="Liberation Serif1" fo:font-size="14pt" officeooo:rsid="001cbe91" officeooo:paragraph-rsid="001ef97e" style:font-size-asian="14pt" style:font-size-complex="14pt"/>
    </style:style>
    <style:style style:name="P8" style:family="paragraph" style:parent-style-name="Standard">
      <style:text-properties style:font-name="Liberation Serif1" fo:font-size="14pt" officeooo:rsid="0038a928" officeooo:paragraph-rsid="0038a928" style:font-size-asian="14pt" style:font-size-complex="14pt"/>
    </style:style>
    <style:style style:name="P9" style:family="paragraph" style:parent-style-name="Standard">
      <style:text-properties style:font-name="Liberation Serif1" fo:font-size="14pt" officeooo:rsid="0038a928" officeooo:paragraph-rsid="00686f2a" style:font-size-asian="14pt" style:font-size-complex="14pt"/>
    </style:style>
    <style:style style:name="P10" style:family="paragraph" style:parent-style-name="Standard">
      <style:text-properties style:font-name="Liberation Serif1" fo:font-size="14pt" officeooo:rsid="0038a928" officeooo:paragraph-rsid="007bc84e" style:font-size-asian="14pt" style:font-size-complex="14pt"/>
    </style:style>
    <style:style style:name="P11" style:family="paragraph" style:parent-style-name="Standard">
      <style:text-properties style:font-name="Liberation Serif1" fo:font-size="14pt" officeooo:rsid="0038a928" officeooo:paragraph-rsid="00f8b0ea" style:font-size-asian="14pt" style:font-size-complex="14pt"/>
    </style:style>
    <style:style style:name="P12" style:family="paragraph" style:parent-style-name="Standard">
      <style:text-properties style:font-name="Liberation Serif1" fo:font-size="14pt" officeooo:rsid="0038a928" officeooo:paragraph-rsid="014c4da1" style:font-size-asian="14pt" style:font-size-complex="14pt"/>
    </style:style>
    <style:style style:name="P13"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4"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5" style:family="paragraph" style:parent-style-name="Standard">
      <style:text-properties style:font-name="Liberation Serif1" fo:font-size="14pt" officeooo:rsid="00433b8c" officeooo:paragraph-rsid="00433b8c" style:font-size-asian="14pt" style:font-size-complex="14pt"/>
    </style:style>
    <style:style style:name="P16" style:family="paragraph" style:parent-style-name="Standard">
      <style:text-properties style:font-name="Liberation Serif1" fo:font-size="14pt" officeooo:rsid="007e85b9" officeooo:paragraph-rsid="007e85b9" style:font-size-asian="14pt" style:font-size-complex="14pt"/>
    </style:style>
    <style:style style:name="P17" style:family="paragraph" style:parent-style-name="Standard">
      <style:text-properties style:font-name="Liberation Serif1" fo:font-size="14pt" officeooo:rsid="0080412f" officeooo:paragraph-rsid="0081a97f" style:font-size-asian="14pt" style:font-size-complex="14pt"/>
    </style:style>
    <style:style style:name="P18" style:family="paragraph" style:parent-style-name="Standard">
      <style:text-properties style:font-name="Liberation Serif1" fo:font-size="14pt" officeooo:rsid="0081a97f" officeooo:paragraph-rsid="0081a97f" style:font-size-asian="14pt" style:font-size-complex="14pt"/>
    </style:style>
    <style:style style:name="P19" style:family="paragraph" style:parent-style-name="Standard">
      <style:text-properties style:font-name="Liberation Serif1" fo:font-size="14pt" officeooo:rsid="0097e115" officeooo:paragraph-rsid="00996008" style:font-size-asian="14pt" style:font-size-complex="14pt"/>
    </style:style>
    <style:style style:name="P20" style:family="paragraph" style:parent-style-name="Standard">
      <style:text-properties style:font-name="Liberation Serif1" fo:font-size="14pt" style:text-underline-style="none" officeooo:rsid="0005b44f" officeooo:paragraph-rsid="0008ce61" style:font-size-asian="14pt" style:font-size-complex="14pt"/>
    </style:style>
    <style:style style:name="P21" style:family="paragraph" style:parent-style-name="Standard">
      <style:text-properties style:font-name="Liberation Serif1" fo:font-size="14pt" style:text-underline-style="none" officeooo:rsid="0005b44f" officeooo:paragraph-rsid="00171782" style:font-size-asian="14pt" style:font-size-complex="14pt"/>
    </style:style>
    <style:style style:name="P22" style:family="paragraph" style:parent-style-name="Standard">
      <style:text-properties style:font-name="Liberation Serif1" fo:font-size="14pt" style:text-underline-style="none" officeooo:rsid="000f77ec" officeooo:paragraph-rsid="0005b44f" style:font-size-asian="14pt" style:font-size-complex="14pt"/>
    </style:style>
    <style:style style:name="P23" style:family="paragraph" style:parent-style-name="Standard">
      <style:text-properties style:font-name="Liberation Serif1" fo:font-size="14pt" style:text-underline-style="none" officeooo:rsid="0081a97f" officeooo:paragraph-rsid="0081a97f" style:font-size-asian="14pt" style:font-size-complex="14pt"/>
    </style:style>
    <style:style style:name="P24"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Liberation Serif1" fo:font-size="14pt" fo:font-weight="bold" officeooo:rsid="00891109" officeooo:paragraph-rsid="00f3a03c" style:font-size-asian="14pt" style:font-weight-asian="bold" style:font-size-complex="14pt" style:font-weight-complex="bold"/>
    </style:style>
    <style:style style:name="P26"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30"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31"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37"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38"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39"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40"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41"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42"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43"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44"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45"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46"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47"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48"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49"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50"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51"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52"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53"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54"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55"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56"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57"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58"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59"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62" style:family="paragraph" style:parent-style-name="Standard">
      <style:text-properties style:text-position="0% 100%" fo:font-size="14pt" officeooo:rsid="0083bcc8" officeooo:paragraph-rsid="0087687a" style:font-size-asian="14pt" style:font-size-complex="14pt"/>
    </style:style>
    <style:style style:name="P63" style:family="paragraph" style:parent-style-name="Standard">
      <style:text-properties fo:font-size="14pt" officeooo:rsid="0005b44f" officeooo:paragraph-rsid="00324465" style:font-size-asian="14pt" style:font-size-complex="14pt"/>
    </style:style>
    <style:style style:name="P64" style:family="paragraph" style:parent-style-name="Standard">
      <style:text-properties fo:font-size="14pt" officeooo:rsid="0005b44f" officeooo:paragraph-rsid="002b3487" style:font-size-asian="14pt" style:font-size-complex="14pt"/>
    </style:style>
    <style:style style:name="P65" style:family="paragraph" style:parent-style-name="Standard">
      <style:text-properties fo:font-size="14pt" officeooo:rsid="0005b44f" officeooo:paragraph-rsid="008378b5" style:font-size-asian="14pt" style:font-size-complex="14pt"/>
    </style:style>
    <style:style style:name="P66" style:family="paragraph" style:parent-style-name="Standard">
      <style:text-properties fo:font-size="14pt" officeooo:rsid="0005b44f" officeooo:paragraph-rsid="008d56e7" style:font-size-asian="14pt" style:font-size-complex="14pt"/>
    </style:style>
    <style:style style:name="P67" style:family="paragraph" style:parent-style-name="Standard">
      <style:text-properties fo:font-size="14pt" officeooo:rsid="0005b44f" officeooo:paragraph-rsid="008e9560" style:font-size-asian="14pt" style:font-size-complex="14pt"/>
    </style:style>
    <style:style style:name="P68" style:family="paragraph" style:parent-style-name="Standard">
      <style:text-properties fo:font-size="14pt" officeooo:rsid="0005b44f" officeooo:paragraph-rsid="008ebca1" style:font-size-asian="14pt" style:font-size-complex="14pt"/>
    </style:style>
    <style:style style:name="P69" style:family="paragraph" style:parent-style-name="Standard">
      <style:text-properties fo:font-size="14pt" officeooo:rsid="0005b44f" officeooo:paragraph-rsid="009c6108" style:font-size-asian="14pt" style:font-size-complex="14pt"/>
    </style:style>
    <style:style style:name="P70" style:family="paragraph" style:parent-style-name="Standard">
      <style:text-properties fo:font-size="14pt" officeooo:rsid="0005b44f" officeooo:paragraph-rsid="00a00320" style:font-size-asian="14pt" style:font-size-complex="14pt"/>
    </style:style>
    <style:style style:name="P71" style:family="paragraph" style:parent-style-name="Standard">
      <style:text-properties fo:font-size="14pt" officeooo:rsid="0005b44f" officeooo:paragraph-rsid="00b01816" style:font-size-asian="14pt" style:font-size-complex="14pt"/>
    </style:style>
    <style:style style:name="P72" style:family="paragraph" style:parent-style-name="Standard">
      <style:text-properties fo:font-size="14pt" officeooo:rsid="0005b44f" officeooo:paragraph-rsid="00372ae5" style:font-size-asian="14pt" style:font-size-complex="14pt"/>
    </style:style>
    <style:style style:name="P73" style:family="paragraph" style:parent-style-name="Standard">
      <style:text-properties fo:font-size="14pt" officeooo:rsid="0005b44f" officeooo:paragraph-rsid="00be6b20" style:font-size-asian="14pt" style:font-size-complex="14pt"/>
    </style:style>
    <style:style style:name="P74" style:family="paragraph" style:parent-style-name="Standard">
      <style:text-properties fo:font-size="14pt" officeooo:rsid="0005b44f" officeooo:paragraph-rsid="00edc9d5" style:font-size-asian="14pt" style:font-size-complex="14pt"/>
    </style:style>
    <style:style style:name="P75" style:family="paragraph" style:parent-style-name="Standard">
      <style:text-properties fo:font-size="14pt" officeooo:rsid="0005b44f" officeooo:paragraph-rsid="0123b795" style:font-size-asian="14pt" style:font-size-complex="14pt"/>
    </style:style>
    <style:style style:name="P76" style:family="paragraph" style:parent-style-name="Standard">
      <style:text-properties fo:font-size="14pt" officeooo:rsid="00152cdb" officeooo:paragraph-rsid="015bcc9b" style:font-size-asian="14pt" style:font-size-complex="14pt"/>
    </style:style>
    <style:style style:name="P77" style:family="paragraph" style:parent-style-name="Standard">
      <style:text-properties fo:font-size="14pt" officeooo:rsid="0083bcc8" officeooo:paragraph-rsid="00844278" style:font-size-asian="14pt" style:font-size-complex="14pt"/>
    </style:style>
    <style:style style:name="P78"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79" style:family="paragraph" style:parent-style-name="Standard" style:list-style-name="L1">
      <style:text-properties style:font-name="Liberation Serif1" fo:font-size="14pt" officeooo:rsid="00433b8c" officeooo:paragraph-rsid="00433b8c" style:font-size-asian="14pt" style:font-size-complex="14pt"/>
    </style:style>
    <style:style style:name="P80" style:family="paragraph" style:parent-style-name="Standard" style:list-style-name="L1">
      <style:text-properties style:font-name="Liberation Serif1" fo:font-size="14pt" officeooo:rsid="00433b8c" officeooo:paragraph-rsid="01788267" style:font-size-asian="14pt" style:font-size-complex="14pt"/>
    </style:style>
    <style:style style:name="P81" style:family="paragraph" style:parent-style-name="Standard" style:list-style-name="L1">
      <style:text-properties style:font-name="Liberation Serif1" fo:font-size="14pt" officeooo:rsid="00780e77" officeooo:paragraph-rsid="00780e77" style:font-size-asian="14pt" style:font-size-complex="14pt"/>
    </style:style>
    <style:style style:name="P82" style:family="paragraph" style:parent-style-name="Standard" style:list-style-name="L1">
      <style:text-properties style:font-name="Liberation Serif1" fo:font-size="14pt" officeooo:rsid="015365a6" officeooo:paragraph-rsid="015365a6" style:font-size-asian="14pt" style:font-size-complex="14pt"/>
    </style:style>
    <style:style style:name="P83" style:family="paragraph" style:parent-style-name="Standard">
      <style:text-properties style:font-name="Liberation Serif1" fo:font-size="14pt" officeooo:rsid="0038a928" officeooo:paragraph-rsid="015cf314" style:font-size-asian="14pt" style:font-size-complex="14pt"/>
    </style:style>
    <style:style style:name="P84" style:family="paragraph" style:parent-style-name="Standard">
      <style:text-properties style:font-name="Liberation Serif1" fo:font-size="14pt" officeooo:rsid="0038a928" officeooo:paragraph-rsid="014c4da1" style:font-size-asian="14pt" style:font-size-complex="14pt"/>
    </style:style>
    <style:style style:name="P85" style:family="paragraph" style:parent-style-name="Standard">
      <style:text-properties style:font-name="Liberation Serif1" fo:font-size="14pt" officeooo:rsid="0038a928" officeooo:paragraph-rsid="00686f2a" style:font-size-asian="14pt" style:font-size-complex="14pt"/>
    </style:style>
    <style:style style:name="P86" style:family="paragraph" style:parent-style-name="Standard">
      <style:text-properties style:font-name="Liberation Serif1" fo:font-size="14pt" officeooo:rsid="0066ee84" officeooo:paragraph-rsid="0160975f" style:font-size-asian="14pt" style:font-size-complex="14pt"/>
    </style:style>
    <style:style style:name="P87" style:family="paragraph" style:parent-style-name="Standard">
      <style:text-properties style:font-name="Liberation Serif1" fo:font-size="14pt" officeooo:rsid="00996008" officeooo:paragraph-rsid="00996008" style:font-size-asian="14pt" style:font-size-complex="14pt"/>
    </style:style>
    <style:style style:name="P88" style:family="paragraph" style:parent-style-name="Standard">
      <style:paragraph-properties fo:text-align="start" style:justify-single-word="false"/>
      <style:text-properties style:font-name="Liberation Serif1" fo:font-size="14pt" officeooo:rsid="003a5406" officeooo:paragraph-rsid="0166e852" style:font-size-asian="14pt" style:font-size-complex="14pt"/>
    </style:style>
    <style:style style:name="P89" style:family="paragraph" style:parent-style-name="Standard">
      <style:text-properties style:font-name="Liberation Serif1" fo:font-size="14pt" officeooo:rsid="0169e934" officeooo:paragraph-rsid="0169e934" style:font-size-asian="14pt" style:font-size-complex="14pt"/>
    </style:style>
    <style:style style:name="P90" style:family="paragraph" style:parent-style-name="Standard">
      <style:text-properties style:font-name="Liberation Serif1" fo:font-size="14pt" officeooo:rsid="0005b44f" officeooo:paragraph-rsid="0081f25f" style:font-size-asian="14pt" style:font-size-complex="14pt"/>
    </style:style>
    <style:style style:name="P91" style:family="paragraph" style:parent-style-name="Standard">
      <style:text-properties style:font-name="Liberation Serif1" fo:font-size="14pt" officeooo:rsid="001cbe91" officeooo:paragraph-rsid="001ef97e" style:font-size-asian="14pt" style:font-size-complex="14pt"/>
    </style:style>
    <style:style style:name="P92" style:family="paragraph" style:parent-style-name="Standard">
      <style:text-properties style:font-name="Liberation Serif1" fo:font-size="14pt" style:text-underline-style="none" officeooo:rsid="0005b44f" officeooo:paragraph-rsid="00171782" style:font-size-asian="14pt" style:font-size-complex="14pt"/>
    </style:style>
    <style:style style:name="P93" style:family="paragraph" style:parent-style-name="Standard">
      <style:text-properties style:font-name="Liberation Serif1" fo:font-size="14pt" style:text-underline-style="none" officeooo:rsid="0005b44f" officeooo:paragraph-rsid="019beaf1" style:font-size-asian="14pt" style:font-size-complex="14pt"/>
    </style:style>
    <style:style style:name="P94"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95"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96" style:family="paragraph" style:parent-style-name="Standard">
      <style:text-properties style:font-name="Liberation Serif1" fo:font-size="14pt" fo:font-weight="bold" officeooo:rsid="00996008" officeooo:paragraph-rsid="00996008" style:font-size-asian="14pt" style:font-weight-asian="bold" style:font-size-complex="14pt" style:font-weight-complex="bold"/>
    </style:style>
    <style:style style:name="P97"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98" style:family="paragraph" style:parent-style-name="Standard">
      <style:text-properties style:text-position="0% 100%" style:font-name="Liberation Serif1" fo:font-size="14pt" style:text-underline-style="none" officeooo:rsid="00e49080" officeooo:paragraph-rsid="0097e115" style:font-size-asian="14pt" style:font-size-complex="14pt"/>
    </style:style>
    <style:style style:name="P99" style:family="paragraph" style:parent-style-name="Standard">
      <style:text-properties style:text-position="0% 100%" style:font-name="Liberation Serif1" fo:font-size="14pt" style:text-underline-style="none" officeooo:rsid="0122ea0d" officeooo:paragraph-rsid="0176f5fe" style:font-size-asian="14pt" style:font-size-complex="14pt"/>
    </style:style>
    <style:style style:name="P100" style:family="paragraph" style:parent-style-name="Standard">
      <style:text-properties style:text-position="0% 100%" style:font-name="Liberation Serif1" fo:font-size="14pt" style:text-underline-style="none" officeooo:rsid="0122ea0d" officeooo:paragraph-rsid="018464b9" style:font-size-asian="14pt" style:font-size-complex="14pt"/>
    </style:style>
    <style:style style:name="P101" style:family="paragraph" style:parent-style-name="Standard">
      <style:text-properties style:text-position="0% 100%" style:font-name="Liberation Serif1" fo:font-size="14pt" style:text-underline-style="none" officeooo:rsid="00bd6744" officeooo:paragraph-rsid="0178015b" style:font-size-asian="14pt" style:font-size-complex="14pt"/>
    </style:style>
    <style:style style:name="P102" style:family="paragraph" style:parent-style-name="Standard">
      <style:text-properties style:text-position="0% 100%" style:font-name="Liberation Serif1" fo:font-size="14pt" style:text-underline-style="none" officeooo:rsid="00bd6744" officeooo:paragraph-rsid="0178fcc6" style:font-size-asian="14pt" style:font-size-complex="14pt"/>
    </style:style>
    <style:style style:name="P103"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104"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105" style:family="paragraph" style:parent-style-name="Standard">
      <style:text-properties style:text-position="0% 100%" style:font-name="Liberation Serif1" fo:font-size="14pt" style:text-underline-style="none" officeooo:rsid="000f77ec" officeooo:paragraph-rsid="011cad5c" style:font-size-asian="14pt" style:font-size-complex="14pt"/>
    </style:style>
    <style:style style:name="P106"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107" style:family="paragraph" style:parent-style-name="Standard">
      <style:text-properties style:text-position="0% 100%" style:font-name="Liberation Serif1" fo:font-size="14pt" style:text-underline-style="none" officeooo:rsid="0185ea57" officeooo:paragraph-rsid="01869325" style:font-size-asian="14pt" style:font-size-complex="14pt"/>
    </style:style>
    <style:style style:name="P108" style:family="paragraph" style:parent-style-name="Standard">
      <style:text-properties style:text-position="0% 100%" style:font-name="Liberation Serif1" fo:font-size="14pt" style:text-underline-style="none" officeooo:rsid="00152cdb" officeooo:paragraph-rsid="018993a9" style:font-size-asian="14pt" style:font-size-complex="14pt"/>
    </style:style>
    <style:style style:name="P109"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110" style:family="paragraph" style:parent-style-name="Standard">
      <style:text-properties style:text-position="0% 100%" style:font-name="Liberation Serif1" fo:font-size="14pt" style:text-underline-style="none" officeooo:rsid="0005b44f" officeooo:paragraph-rsid="018993a9" style:font-size-asian="14pt" style:font-size-complex="14pt"/>
    </style:style>
    <style:style style:name="P111" style:family="paragraph" style:parent-style-name="Standard">
      <style:text-properties style:text-position="0% 100%" style:font-name="Liberation Serif1" fo:font-size="14pt" style:text-underline-style="none" officeooo:rsid="0005b44f" officeooo:paragraph-rsid="018f94c9" style:font-size-asian="14pt" style:font-size-complex="14pt"/>
    </style:style>
    <style:style style:name="P112" style:family="paragraph" style:parent-style-name="Standard">
      <style:text-properties style:text-position="0% 100%" style:font-name="Liberation Serif1" fo:font-size="14pt" style:text-underline-style="none" officeooo:rsid="0005b44f" officeooo:paragraph-rsid="0194ab51" style:font-size-asian="14pt" style:font-size-complex="14pt"/>
    </style:style>
    <style:style style:name="P113"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114"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115" style:family="paragraph" style:parent-style-name="Standard">
      <style:text-properties style:text-position="0% 100%" style:font-name="Liberation Serif1" fo:font-size="14pt" style:text-underline-style="none" officeooo:rsid="018d4b1d" officeooo:paragraph-rsid="018d4b1d" style:font-size-asian="14pt" style:font-size-complex="14pt"/>
    </style:style>
    <style:style style:name="P116"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17" style:family="paragraph" style:parent-style-name="Standard">
      <style:paragraph-properties fo:text-align="start" style:justify-single-word="false"/>
      <style:text-properties style:text-position="0% 100%" style:font-name="Liberation Serif1" fo:font-size="14pt" style:text-underline-style="none" fo:font-weight="bold" officeooo:rsid="0008ce61" officeooo:paragraph-rsid="01973208" style:font-size-asian="14pt" style:font-weight-asian="bold" style:font-size-complex="14pt" style:font-weight-complex="bold"/>
    </style:style>
    <style:style style:name="P118" style:family="paragraph" style:parent-style-name="Standard">
      <style:text-properties style:text-position="0% 100%" fo:font-size="14pt" officeooo:rsid="0005b44f" officeooo:paragraph-rsid="018993a9" style:font-size-asian="14pt" style:font-size-complex="14pt"/>
    </style:style>
    <style:style style:name="P119" style:family="paragraph" style:parent-style-name="Standard">
      <style:text-properties fo:font-size="14pt" officeooo:rsid="0005b44f" officeooo:paragraph-rsid="0123b795" style:font-size-asian="14pt" style:font-size-complex="14pt"/>
    </style:style>
    <style:style style:name="P120" style:family="paragraph" style:parent-style-name="Standard">
      <style:text-properties fo:font-size="14pt" officeooo:rsid="0005b44f" officeooo:paragraph-rsid="01737300" style:font-size-asian="14pt" style:font-size-complex="14pt"/>
    </style:style>
    <style:style style:name="P121" style:family="paragraph" style:parent-style-name="Standard">
      <style:text-properties fo:font-size="14pt" officeooo:rsid="0005b44f" officeooo:paragraph-rsid="01750291" style:font-size-asian="14pt" style:font-size-complex="14pt"/>
    </style:style>
    <style:style style:name="P122" style:family="paragraph" style:parent-style-name="Standard">
      <style:text-properties fo:font-size="14pt" officeooo:rsid="0005b44f" officeooo:paragraph-rsid="018ac152" style:font-size-asian="14pt" style:font-size-complex="14pt"/>
    </style:style>
    <style:style style:name="P123" style:family="paragraph" style:parent-style-name="Standard">
      <style:text-properties fo:font-size="14pt" officeooo:rsid="0005b44f" officeooo:paragraph-rsid="018c4217" style:font-size-asian="14pt" style:font-size-complex="14pt"/>
    </style:style>
    <style:style style:name="P124" style:family="paragraph" style:parent-style-name="Standard">
      <style:text-properties fo:font-size="14pt" officeooo:rsid="0005b44f" officeooo:paragraph-rsid="019e245b" style:font-size-asian="14pt" style:font-size-complex="14pt"/>
    </style:style>
    <style:style style:name="P125" style:family="paragraph" style:parent-style-name="Standard">
      <style:text-properties fo:font-size="14pt" officeooo:rsid="00152cdb" officeooo:paragraph-rsid="014f0d12" style:font-size-asian="14pt" style:font-size-complex="14pt"/>
    </style:style>
    <style:style style:name="P126" style:family="paragraph" style:parent-style-name="Standard">
      <style:text-properties fo:font-size="14pt" officeooo:rsid="00152cdb" officeooo:paragraph-rsid="018993a9" style:font-size-asian="14pt" style:font-size-complex="14pt"/>
    </style:style>
    <style:style style:name="P127" style:family="paragraph" style:parent-style-name="Standard">
      <style:text-properties fo:font-size="14pt" officeooo:rsid="00152cdb" officeooo:paragraph-rsid="00171782" style:font-size-asian="14pt" style:font-size-complex="14pt"/>
    </style:style>
    <style:style style:name="P128" style:family="paragraph">
      <loext:graphic-properties draw:fill-color="#000000"/>
      <style:paragraph-properties fo:text-align="center"/>
    </style:style>
    <style:style style:name="P129"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4dd86f"/>
    </style:style>
    <style:style style:name="T12" style:family="text">
      <style:text-properties style:font-name="Liberation Serif1" style:text-underline-style="none" officeooo:rsid="01a217be"/>
    </style:style>
    <style:style style:name="T13" style:family="text">
      <style:text-properties style:font-name="Liberation Serif1" fo:font-style="italic" style:text-underline-style="none" officeooo:rsid="00844278" style:font-style-asian="italic" style:font-style-complex="italic"/>
    </style:style>
    <style:style style:name="T14" style:family="text">
      <style:text-properties style:text-position="sub 58%"/>
    </style:style>
    <style:style style:name="T15" style:family="text">
      <style:text-properties style:text-position="sub 58%" style:font-name="Liberation Serif1" style:text-underline-style="none"/>
    </style:style>
    <style:style style:name="T16" style:family="text">
      <style:text-properties style:text-position="sub 58%" style:font-name="Liberation Serif1" style:text-underline-style="none" officeooo:rsid="0008ce61"/>
    </style:style>
    <style:style style:name="T17" style:family="text">
      <style:text-properties style:text-position="sub 58%" style:font-name="Liberation Serif1" style:text-underline-style="none" officeooo:rsid="001cf72a"/>
    </style:style>
    <style:style style:name="T18" style:family="text">
      <style:text-properties style:text-position="sub 58%" style:font-name="Liberation Serif1" style:text-underline-style="none" officeooo:rsid="002b3487"/>
    </style:style>
    <style:style style:name="T19" style:family="text">
      <style:text-properties style:text-position="sub 58%" style:font-name="Liberation Serif1" style:text-underline-style="none" officeooo:rsid="0060a787"/>
    </style:style>
    <style:style style:name="T20" style:family="text">
      <style:text-properties style:text-position="sub 58%" style:font-name="Liberation Serif1" style:text-underline-style="none" officeooo:rsid="00753843"/>
    </style:style>
    <style:style style:name="T21" style:family="text">
      <style:text-properties style:text-position="sub 58%" style:font-name="Liberation Serif1" style:text-underline-style="none" officeooo:rsid="008378b5"/>
    </style:style>
    <style:style style:name="T22" style:family="text">
      <style:text-properties style:text-position="sub 58%" style:font-name="Liberation Serif1" style:text-underline-style="none" officeooo:rsid="008a8735"/>
    </style:style>
    <style:style style:name="T23" style:family="text">
      <style:text-properties style:text-position="sub 58%" style:font-name="Liberation Serif1" style:text-underline-style="none" officeooo:rsid="008d56e7"/>
    </style:style>
    <style:style style:name="T24" style:family="text">
      <style:text-properties style:text-position="sub 58%" style:font-name="Liberation Serif1" style:text-underline-style="none" officeooo:rsid="008e095d"/>
    </style:style>
    <style:style style:name="T25" style:family="text">
      <style:text-properties style:text-position="sub 58%" style:font-name="Liberation Serif1" style:text-underline-style="none" officeooo:rsid="008e9560"/>
    </style:style>
    <style:style style:name="T26" style:family="text">
      <style:text-properties style:text-position="sub 58%" style:font-name="Liberation Serif1" style:text-underline-style="none" officeooo:rsid="00924254"/>
    </style:style>
    <style:style style:name="T27" style:family="text">
      <style:text-properties style:text-position="sub 58%" style:font-name="Liberation Serif1" style:text-underline-style="none" officeooo:rsid="009ee20d"/>
    </style:style>
    <style:style style:name="T28" style:family="text">
      <style:text-properties style:text-position="sub 58%" style:font-name="Liberation Serif1" style:text-underline-style="none" officeooo:rsid="00a00320"/>
    </style:style>
    <style:style style:name="T29" style:family="text">
      <style:text-properties style:text-position="sub 58%" style:font-name="Liberation Serif1" style:text-underline-style="none" officeooo:rsid="00aa7f15"/>
    </style:style>
    <style:style style:name="T30" style:family="text">
      <style:text-properties style:text-position="sub 58%" style:font-name="Liberation Serif1" style:text-underline-style="none" officeooo:rsid="002b3487" style:text-overline-style="none" style:text-overline-color="font-color"/>
    </style:style>
    <style:style style:name="T31" style:family="text">
      <style:text-properties style:text-position="sub 58%" style:font-name="Liberation Serif1" style:text-underline-style="none" officeooo:rsid="00e11a22" style:text-overline-style="none" style:text-overline-color="font-color"/>
    </style:style>
    <style:style style:name="T32" style:family="text">
      <style:text-properties style:text-position="sub 58%" style:font-name="Liberation Serif1" style:text-underline-style="none" officeooo:rsid="01023f50" style:text-overline-style="none" style:text-overline-color="font-color"/>
    </style:style>
    <style:style style:name="T33" style:family="text">
      <style:text-properties style:text-position="sub 58%" style:font-name="Liberation Serif1" style:text-underline-style="none" officeooo:rsid="00b01816"/>
    </style:style>
    <style:style style:name="T34" style:family="text">
      <style:text-properties style:text-position="sub 58%" style:font-name="Liberation Serif1" style:text-underline-style="none" officeooo:rsid="00be6b20"/>
    </style:style>
    <style:style style:name="T35" style:family="text">
      <style:text-properties style:text-position="sub 58%" style:font-name="Liberation Serif1" style:text-underline-style="none" officeooo:rsid="00d78a23"/>
    </style:style>
    <style:style style:name="T36" style:family="text">
      <style:text-properties style:text-position="sub 58%" style:font-name="Liberation Serif1" style:text-underline-style="none" officeooo:rsid="00e11a22"/>
    </style:style>
    <style:style style:name="T37" style:family="text">
      <style:text-properties style:text-position="sub 58%" style:font-name="Liberation Serif1" style:text-underline-style="none" officeooo:rsid="01023e6b"/>
    </style:style>
    <style:style style:name="T38" style:family="text">
      <style:text-properties style:text-position="sub 58%" style:font-name="Liberation Serif1" style:text-underline-style="none" officeooo:rsid="01023f50"/>
    </style:style>
    <style:style style:name="T39" style:family="text">
      <style:text-properties style:text-position="sub 58%" style:font-name="Liberation Serif1" style:text-underline-style="none" officeooo:rsid="0005b44f"/>
    </style:style>
    <style:style style:name="T40" style:family="text">
      <style:text-properties style:text-position="sub 58%" style:font-name="Liberation Serif1" style:text-underline-style="none" officeooo:rsid="018c4217"/>
    </style:style>
    <style:style style:name="T41" style:family="text">
      <style:text-properties style:text-position="sub 58%" style:font-name="Liberation Serif1" style:text-underline-style="none" officeooo:rsid="00de0f11"/>
    </style:style>
    <style:style style:name="T42" style:family="text">
      <style:text-properties style:text-position="sub 58%" style:font-name="Liberation Serif1" fo:font-style="italic" style:text-underline-style="none" officeooo:rsid="00844278" style:font-style-asian="italic" style:font-style-complex="italic"/>
    </style:style>
    <style:style style:name="T43" style:family="text">
      <style:text-properties style:text-position="sub 58%" style:font-name="Liberation Serif1" fo:font-style="italic" style:text-underline-style="none" officeooo:rsid="00b01816" style:font-style-asian="italic" style:font-style-complex="italic"/>
    </style:style>
    <style:style style:name="T44"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45" style:family="text">
      <style:text-properties style:text-position="sub 58%" style:text-underline-style="none"/>
    </style:style>
    <style:style style:name="T46" style:family="text">
      <style:text-properties style:text-position="sub 58%" style:text-underline-style="none" officeooo:rsid="008378b5"/>
    </style:style>
    <style:style style:name="T47" style:family="text">
      <style:text-properties style:text-position="sub 58%" officeooo:rsid="00be6b20"/>
    </style:style>
    <style:style style:name="T48" style:family="text">
      <style:text-properties style:text-position="sub 58%" officeooo:rsid="00aa7f15"/>
    </style:style>
    <style:style style:name="T49" style:family="text">
      <style:text-properties style:text-position="sub 58%" officeooo:rsid="002b3487" style:text-overline-style="none" style:text-overline-color="font-color"/>
    </style:style>
    <style:style style:name="T50" style:family="text">
      <style:text-properties style:text-position="sub 58%" officeooo:rsid="00edc9d5" style:text-overline-style="none" style:text-overline-color="font-color"/>
    </style:style>
    <style:style style:name="T51" style:family="text">
      <style:text-properties style:text-position="sub 58%" officeooo:rsid="01869325" style:text-overline-style="none" style:text-overline-color="font-color"/>
    </style:style>
    <style:style style:name="T52" style:family="text">
      <style:text-properties style:text-position="sub 58%" officeooo:rsid="001cf72a"/>
    </style:style>
    <style:style style:name="T53" style:family="text">
      <style:text-properties style:text-position="sub 58%" officeooo:rsid="00c1ad2d"/>
    </style:style>
    <style:style style:name="T54" style:family="text">
      <style:text-properties style:text-position="sub 58%" officeooo:rsid="00c647ea"/>
    </style:style>
    <style:style style:name="T55" style:family="text">
      <style:text-properties style:text-position="sub 58%" officeooo:rsid="00e69d42"/>
    </style:style>
    <style:style style:name="T56" style:family="text">
      <style:text-properties style:text-position="sub 58%" officeooo:rsid="009ee20d"/>
    </style:style>
    <style:style style:name="T57" style:family="text">
      <style:text-properties style:text-position="sub 58%" officeooo:rsid="00edc9d5"/>
    </style:style>
    <style:style style:name="T58" style:family="text">
      <style:text-properties style:text-position="sub 58%" officeooo:rsid="0119ed1c"/>
    </style:style>
    <style:style style:name="T59" style:family="text">
      <style:text-properties style:text-position="sub 58%" officeooo:rsid="0125c8c7"/>
    </style:style>
    <style:style style:name="T60" style:family="text">
      <style:text-properties style:text-position="sub 58%" officeooo:rsid="0126e6b8"/>
    </style:style>
    <style:style style:name="T61" style:family="text">
      <style:text-properties style:text-position="sub 58%" officeooo:rsid="012a724d"/>
    </style:style>
    <style:style style:name="T62" style:family="text">
      <style:text-properties style:text-position="sub 58%" officeooo:rsid="00d78a23"/>
    </style:style>
    <style:style style:name="T63" style:family="text">
      <style:text-properties style:text-position="sub 58%" officeooo:rsid="00de0f11"/>
    </style:style>
    <style:style style:name="T64" style:family="text">
      <style:text-properties style:text-position="sub 58%" officeooo:rsid="00de53a6"/>
    </style:style>
    <style:style style:name="T65" style:family="text">
      <style:text-properties style:text-position="sub 58%" officeooo:rsid="00e11a22"/>
    </style:style>
    <style:style style:name="T66" style:family="text">
      <style:text-properties style:text-position="sub 58%" officeooo:rsid="0008ce61"/>
    </style:style>
    <style:style style:name="T67" style:family="text">
      <style:text-properties style:text-position="sub 58%" officeooo:rsid="014dd86f"/>
    </style:style>
    <style:style style:name="T68" style:family="text">
      <style:text-properties style:text-position="sub 58%" officeooo:rsid="0196894f"/>
    </style:style>
    <style:style style:name="T69" style:family="text">
      <style:text-properties style:text-position="0% 100%"/>
    </style:style>
    <style:style style:name="T70" style:family="text">
      <style:text-properties style:text-position="0% 100%" style:font-name="Liberation Serif1" style:text-underline-style="none"/>
    </style:style>
    <style:style style:name="T71" style:family="text">
      <style:text-properties style:text-position="0% 100%" style:font-name="Liberation Serif1" style:text-underline-style="none" officeooo:rsid="0008ce61"/>
    </style:style>
    <style:style style:name="T72" style:family="text">
      <style:text-properties style:text-position="0% 100%" style:font-name="Liberation Serif1" style:text-underline-style="none" officeooo:rsid="00152cdb"/>
    </style:style>
    <style:style style:name="T73" style:family="text">
      <style:text-properties style:text-position="0% 100%" style:font-name="Liberation Serif1" style:text-underline-style="none" officeooo:rsid="00171782"/>
    </style:style>
    <style:style style:name="T74" style:family="text">
      <style:text-properties style:text-position="0% 100%" style:font-name="Liberation Serif1" style:text-underline-style="none" officeooo:rsid="001cf72a"/>
    </style:style>
    <style:style style:name="T75" style:family="text">
      <style:text-properties style:text-position="0% 100%" style:font-name="Liberation Serif1" style:text-underline-style="none" officeooo:rsid="002b3487"/>
    </style:style>
    <style:style style:name="T76" style:family="text">
      <style:text-properties style:text-position="0% 100%" style:font-name="Liberation Serif1" style:text-underline-style="none" officeooo:rsid="0005b44f"/>
    </style:style>
    <style:style style:name="T77" style:family="text">
      <style:text-properties style:text-position="0% 100%" style:font-name="Liberation Serif1" style:text-underline-style="none" officeooo:rsid="000f77ec"/>
    </style:style>
    <style:style style:name="T78" style:family="text">
      <style:text-properties style:text-position="0% 100%" style:font-name="Liberation Serif1" style:text-underline-style="none" officeooo:rsid="0060a787"/>
    </style:style>
    <style:style style:name="T79" style:family="text">
      <style:text-properties style:text-position="0% 100%" style:font-name="Liberation Serif1" style:text-underline-style="none" officeooo:rsid="00753843"/>
    </style:style>
    <style:style style:name="T80" style:family="text">
      <style:text-properties style:text-position="0% 100%" style:font-name="Liberation Serif1" style:text-underline-style="none" officeooo:rsid="00765a30"/>
    </style:style>
    <style:style style:name="T81" style:family="text">
      <style:text-properties style:text-position="0% 100%" style:font-name="Liberation Serif1" style:text-underline-style="none" officeooo:rsid="007a6ebe"/>
    </style:style>
    <style:style style:name="T82" style:family="text">
      <style:text-properties style:text-position="0% 100%" style:font-name="Liberation Serif1" style:text-underline-style="none" officeooo:rsid="008378b5"/>
    </style:style>
    <style:style style:name="T83" style:family="text">
      <style:text-properties style:text-position="0% 100%" style:font-name="Liberation Serif1" style:text-underline-style="none" officeooo:rsid="00844278"/>
    </style:style>
    <style:style style:name="T84" style:family="text">
      <style:text-properties style:text-position="0% 100%" style:font-name="Liberation Serif1" style:text-underline-style="none" officeooo:rsid="008e095d"/>
    </style:style>
    <style:style style:name="T85" style:family="text">
      <style:text-properties style:text-position="0% 100%" style:font-name="Liberation Serif1" style:text-underline-style="none" officeooo:rsid="008e9560"/>
    </style:style>
    <style:style style:name="T86" style:family="text">
      <style:text-properties style:text-position="0% 100%" style:font-name="Liberation Serif1" style:text-underline-style="none" officeooo:rsid="009c6108"/>
    </style:style>
    <style:style style:name="T87" style:family="text">
      <style:text-properties style:text-position="0% 100%" style:font-name="Liberation Serif1" style:text-underline-style="none" officeooo:rsid="009ee20d"/>
    </style:style>
    <style:style style:name="T88" style:family="text">
      <style:text-properties style:text-position="0% 100%" style:font-name="Liberation Serif1" style:text-underline-style="none" officeooo:rsid="00a00320"/>
    </style:style>
    <style:style style:name="T89" style:family="text">
      <style:text-properties style:text-position="0% 100%" style:font-name="Liberation Serif1" style:text-underline-style="none" officeooo:rsid="00aa7f15"/>
    </style:style>
    <style:style style:name="T90" style:family="text">
      <style:text-properties style:text-position="0% 100%" style:font-name="Liberation Serif1" style:text-underline-style="none" style:text-overline-style="solid" style:text-overline-width="auto" style:text-overline-color="font-color"/>
    </style:style>
    <style:style style:name="T91" style:family="text">
      <style:text-properties style:text-position="0% 100%" style:font-name="Liberation Serif1" style:text-underline-style="none" officeooo:rsid="00aa7f15" style:text-overline-style="solid" style:text-overline-width="auto" style:text-overline-color="font-color"/>
    </style:style>
    <style:style style:name="T92" style:family="text">
      <style:text-properties style:text-position="0% 100%" style:font-name="Liberation Serif1" style:text-underline-style="none" officeooo:rsid="0008ce61" style:text-overline-style="solid" style:text-overline-width="auto" style:text-overline-color="font-color"/>
    </style:style>
    <style:style style:name="T93" style:family="text">
      <style:text-properties style:text-position="0% 100%" style:font-name="Liberation Serif1" style:text-underline-style="none" officeooo:rsid="002b3487" style:text-overline-style="solid" style:text-overline-width="auto" style:text-overline-color="font-color"/>
    </style:style>
    <style:style style:name="T94" style:family="text">
      <style:text-properties style:text-position="0% 100%" style:font-name="Liberation Serif1" style:text-underline-style="none" officeooo:rsid="001cf72a" style:text-overline-style="solid" style:text-overline-width="auto" style:text-overline-color="font-color"/>
    </style:style>
    <style:style style:name="T95" style:family="text">
      <style:text-properties style:text-position="0% 100%" style:font-name="Liberation Serif1" style:text-underline-style="none" officeooo:rsid="01023e6b" style:text-overline-style="solid" style:text-overline-width="auto" style:text-overline-color="font-color"/>
    </style:style>
    <style:style style:name="T96" style:family="text">
      <style:text-properties style:text-position="0% 100%" style:font-name="Liberation Serif1" style:text-underline-style="none" officeooo:rsid="01023f50" style:text-overline-style="solid" style:text-overline-width="auto" style:text-overline-color="font-color"/>
    </style:style>
    <style:style style:name="T97" style:family="text">
      <style:text-properties style:text-position="0% 100%" style:font-name="Liberation Serif1" style:text-underline-style="none" officeooo:rsid="00de0f11" style:text-overline-style="solid" style:text-overline-width="auto" style:text-overline-color="font-color"/>
    </style:style>
    <style:style style:name="T98" style:family="text">
      <style:text-properties style:text-position="0% 100%" style:font-name="Liberation Serif1" style:text-underline-style="none" officeooo:rsid="00b01816"/>
    </style:style>
    <style:style style:name="T99" style:family="text">
      <style:text-properties style:text-position="0% 100%" style:font-name="Liberation Serif1" style:text-underline-style="none" officeooo:rsid="00b0940c"/>
    </style:style>
    <style:style style:name="T100" style:family="text">
      <style:text-properties style:text-position="0% 100%" style:font-name="Liberation Serif1" style:text-underline-style="none" officeooo:rsid="00be6b20"/>
    </style:style>
    <style:style style:name="T101" style:family="text">
      <style:text-properties style:text-position="0% 100%" style:font-name="Liberation Serif1" style:text-underline-style="none" officeooo:rsid="01023e6b"/>
    </style:style>
    <style:style style:name="T102" style:family="text">
      <style:text-properties style:text-position="0% 100%" style:font-name="Liberation Serif1" style:text-underline-style="none" officeooo:rsid="01023f50"/>
    </style:style>
    <style:style style:name="T103" style:family="text">
      <style:text-properties style:text-position="0% 100%" style:font-name="Liberation Serif1" style:text-underline-style="none" officeooo:rsid="0104aeb3"/>
    </style:style>
    <style:style style:name="T104" style:family="text">
      <style:text-properties style:text-position="0% 100%" style:font-name="Liberation Serif1" style:text-underline-style="none" officeooo:rsid="00f30964"/>
    </style:style>
    <style:style style:name="T105" style:family="text">
      <style:text-properties style:text-position="0% 100%" style:font-name="Liberation Serif1" style:text-underline-style="none" officeooo:rsid="0122ea0d"/>
    </style:style>
    <style:style style:name="T106" style:family="text">
      <style:text-properties style:text-position="0% 100%" style:font-name="Liberation Serif1" style:text-underline-style="none" officeooo:rsid="0125c8c7"/>
    </style:style>
    <style:style style:name="T107" style:family="text">
      <style:text-properties style:text-position="0% 100%" style:font-name="Liberation Serif1" style:text-underline-style="none" officeooo:rsid="0128d5b4"/>
    </style:style>
    <style:style style:name="T108" style:family="text">
      <style:text-properties style:text-position="0% 100%" style:font-name="Liberation Serif1" style:text-underline-style="none" officeooo:rsid="01298f38"/>
    </style:style>
    <style:style style:name="T109" style:family="text">
      <style:text-properties style:text-position="0% 100%" style:font-name="Liberation Serif1" style:text-underline-style="none" officeooo:rsid="014dd86f"/>
    </style:style>
    <style:style style:name="T110" style:family="text">
      <style:text-properties style:text-position="0% 100%" style:font-name="Liberation Serif1" style:text-underline-style="none" officeooo:rsid="0092cad3"/>
    </style:style>
    <style:style style:name="T111" style:family="text">
      <style:text-properties style:text-position="0% 100%" style:font-name="Liberation Serif1" style:text-underline-style="none" officeooo:rsid="01737300"/>
    </style:style>
    <style:style style:name="T112" style:family="text">
      <style:text-properties style:text-position="0% 100%" style:font-name="Liberation Serif1" style:text-underline-style="none" officeooo:rsid="012a724d"/>
    </style:style>
    <style:style style:name="T113" style:family="text">
      <style:text-properties style:text-position="0% 100%" style:font-name="Liberation Serif1" style:text-underline-style="none" officeooo:rsid="01750291"/>
    </style:style>
    <style:style style:name="T114" style:family="text">
      <style:text-properties style:text-position="0% 100%" style:font-name="Liberation Serif1" style:text-underline-style="none" officeooo:rsid="015cf314"/>
    </style:style>
    <style:style style:name="T115" style:family="text">
      <style:text-properties style:text-position="0% 100%" style:font-name="Liberation Serif1" style:text-underline-style="none" officeooo:rsid="018c4217"/>
    </style:style>
    <style:style style:name="T116" style:family="text">
      <style:text-properties style:text-position="0% 100%" style:font-name="Liberation Serif1" style:text-underline-style="none" officeooo:rsid="00de0f11"/>
    </style:style>
    <style:style style:name="T117" style:family="text">
      <style:text-properties style:text-position="0% 100%" style:font-name="Liberation Serif1" style:text-underline-style="none" officeooo:rsid="018d4b1d"/>
    </style:style>
    <style:style style:name="T118" style:family="text">
      <style:text-properties style:text-position="0% 100%" style:font-name="Liberation Serif1" fo:font-style="italic" style:text-underline-style="none" officeooo:rsid="00844278" style:font-style-asian="italic" style:font-style-complex="italic"/>
    </style:style>
    <style:style style:name="T119" style:family="text">
      <style:text-properties style:text-position="0% 100%" style:font-name="Liberation Serif1" fo:font-style="italic" style:text-underline-style="none" officeooo:rsid="00b01816" style:font-style-asian="italic" style:font-style-complex="italic"/>
    </style:style>
    <style:style style:name="T120"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21" style:family="text">
      <style:text-properties style:text-position="0% 100%" style:font-name="Liberation Serif1" fo:font-style="italic" style:text-underline-style="none" officeooo:rsid="00b0940c" style:font-style-asian="italic" style:font-style-complex="italic"/>
    </style:style>
    <style:style style:name="T122" style:family="text">
      <style:text-properties style:text-position="0% 100%" style:font-name="Liberation Serif1" fo:font-style="italic" style:text-underline-style="none" officeooo:rsid="014dd86f" style:font-style-asian="italic" style:font-style-complex="italic"/>
    </style:style>
    <style:style style:name="T123" style:family="text">
      <style:text-properties style:text-position="0% 100%" style:font-name="Liberation Serif1" fo:font-style="normal" style:text-underline-style="none" officeooo:rsid="00844278" style:font-style-asian="normal" style:font-style-complex="normal"/>
    </style:style>
    <style:style style:name="T124" style:family="text">
      <style:text-properties style:text-position="0% 100%" style:font-name="Liberation Serif1" fo:font-style="normal" style:text-underline-style="none" officeooo:rsid="0115d4e0" style:font-style-asian="normal" style:font-style-complex="normal"/>
    </style:style>
    <style:style style:name="T125" style:family="text">
      <style:text-properties style:text-position="0% 100%" style:text-underline-style="none"/>
    </style:style>
    <style:style style:name="T126" style:family="text">
      <style:text-properties style:text-position="0% 100%" style:text-underline-style="none" officeooo:rsid="00171782"/>
    </style:style>
    <style:style style:name="T127" style:family="text">
      <style:text-properties style:text-position="0% 100%" style:text-underline-style="none" officeooo:rsid="0008ce61"/>
    </style:style>
    <style:style style:name="T128" style:family="text">
      <style:text-properties style:text-position="0% 100%" style:text-underline-style="none" officeooo:rsid="008378b5"/>
    </style:style>
    <style:style style:name="T129" style:family="text">
      <style:text-properties style:text-position="0% 100%" style:text-underline-style="none" officeooo:rsid="0155a231"/>
    </style:style>
    <style:style style:name="T130" style:family="text">
      <style:text-properties style:text-position="0% 100%" style:text-underline-style="none" officeooo:rsid="015cf314"/>
    </style:style>
    <style:style style:name="T131" style:family="text">
      <style:text-properties style:text-position="0% 100%" style:text-underline-style="none" officeooo:rsid="003a5406"/>
    </style:style>
    <style:style style:name="T132" style:family="text">
      <style:text-properties style:text-position="0% 100%" style:text-underline-style="none" officeooo:rsid="01788267"/>
    </style:style>
    <style:style style:name="T133" style:family="text">
      <style:text-properties style:text-position="0% 100%" officeooo:rsid="00d90e17"/>
    </style:style>
    <style:style style:name="T134" style:family="text">
      <style:text-properties style:text-position="0% 100%" officeooo:rsid="013a3b37"/>
    </style:style>
    <style:style style:name="T135" style:family="text">
      <style:text-properties style:text-position="0% 100%" officeooo:rsid="013aa84c"/>
    </style:style>
    <style:style style:name="T136" style:family="text">
      <style:text-properties style:text-position="0% 100%" officeooo:rsid="0154ee54"/>
    </style:style>
    <style:style style:name="T137" style:family="text">
      <style:text-properties style:text-position="0% 100%" officeooo:rsid="0008ce61"/>
    </style:style>
    <style:style style:name="T138" style:family="text">
      <style:text-properties style:text-position="0% 100%" officeooo:rsid="01737300"/>
    </style:style>
    <style:style style:name="T139" style:family="text">
      <style:text-properties style:text-position="0% 100%" officeooo:rsid="019beaf1"/>
    </style:style>
    <style:style style:name="T140" style:family="text">
      <style:text-properties officeooo:rsid="0008ce61"/>
    </style:style>
    <style:style style:name="T141" style:family="text">
      <style:text-properties officeooo:rsid="002b3487"/>
    </style:style>
    <style:style style:name="T142" style:family="text">
      <style:text-properties officeooo:rsid="0034fffe"/>
    </style:style>
    <style:style style:name="T143" style:family="text">
      <style:text-properties officeooo:rsid="0038a928"/>
    </style:style>
    <style:style style:name="T144" style:family="text">
      <style:text-properties officeooo:rsid="003c135f"/>
    </style:style>
    <style:style style:name="T145" style:family="text">
      <style:text-properties officeooo:rsid="0034fffe" fo:background-color="transparent" loext:char-shading-value="0" style:text-overline-style="solid" style:text-overline-width="auto" style:text-overline-color="font-color" loext:shadow="none"/>
    </style:style>
    <style:style style:name="T146" style:family="text">
      <style:text-properties officeooo:rsid="00b2ce21" fo:background-color="transparent" loext:char-shading-value="0" style:text-overline-style="solid" style:text-overline-width="auto" style:text-overline-color="font-color" loext:shadow="none"/>
    </style:style>
    <style:style style:name="T147" style:family="text">
      <style:text-properties officeooo:rsid="0066ee84"/>
    </style:style>
    <style:style style:name="T148" style:family="text">
      <style:text-properties officeooo:rsid="006d7db7"/>
    </style:style>
    <style:style style:name="T149" style:family="text">
      <style:text-properties officeooo:rsid="00753843"/>
    </style:style>
    <style:style style:name="T150" style:family="text">
      <style:text-properties officeooo:rsid="007a6ebe"/>
    </style:style>
    <style:style style:name="T151" style:family="text">
      <style:text-properties officeooo:rsid="007e85b9"/>
    </style:style>
    <style:style style:name="T152" style:family="text">
      <style:text-properties officeooo:rsid="007ecfbc"/>
    </style:style>
    <style:style style:name="T153" style:family="text">
      <style:text-properties officeooo:rsid="0081a97f"/>
    </style:style>
    <style:style style:name="T154" style:family="text">
      <style:text-properties officeooo:rsid="0005b44f"/>
    </style:style>
    <style:style style:name="T155" style:family="text">
      <style:text-properties style:text-underline-style="none"/>
    </style:style>
    <style:style style:name="T156" style:family="text">
      <style:text-properties style:text-underline-style="none" officeooo:rsid="0081a97f"/>
    </style:style>
    <style:style style:name="T157" style:family="text">
      <style:text-properties style:text-underline-style="none" officeooo:rsid="0005b44f"/>
    </style:style>
    <style:style style:name="T158" style:family="text">
      <style:text-properties style:text-underline-style="none" officeooo:rsid="0008ce61"/>
    </style:style>
    <style:style style:name="T159" style:family="text">
      <style:text-properties style:text-underline-style="none" officeooo:rsid="000f77ec"/>
    </style:style>
    <style:style style:name="T160" style:family="text">
      <style:text-properties style:text-underline-style="none" officeooo:rsid="008378b5"/>
    </style:style>
    <style:style style:name="T161" style:family="text">
      <style:text-properties style:text-underline-style="none" officeooo:rsid="00fd4a5e"/>
    </style:style>
    <style:style style:name="T162" style:family="text">
      <style:text-properties officeooo:rsid="008378b5"/>
    </style:style>
    <style:style style:name="T163" style:family="text">
      <style:text-properties fo:font-weight="normal" style:font-weight-asian="normal" style:font-weight-complex="normal"/>
    </style:style>
    <style:style style:name="T164" style:family="text">
      <style:text-properties fo:font-weight="normal" officeooo:rsid="00a510ed" style:font-weight-asian="normal" style:font-weight-complex="normal"/>
    </style:style>
    <style:style style:name="T165" style:family="text">
      <style:text-properties fo:font-weight="normal" officeooo:rsid="00f3a03c" style:font-weight-asian="normal" style:font-weight-complex="normal"/>
    </style:style>
    <style:style style:name="T166" style:family="text">
      <style:text-properties fo:font-weight="normal" officeooo:rsid="010024ea" style:font-weight-asian="normal" style:font-weight-complex="normal"/>
    </style:style>
    <style:style style:name="T167" style:family="text">
      <style:text-properties fo:font-weight="normal" officeooo:rsid="0100e605" style:font-weight-asian="normal" style:font-weight-complex="normal"/>
    </style:style>
    <style:style style:name="T168" style:family="text">
      <style:text-properties fo:font-weight="normal" officeooo:rsid="010e4461" style:font-weight-asian="normal" style:font-weight-complex="normal"/>
    </style:style>
    <style:style style:name="T169" style:family="text">
      <style:text-properties fo:font-weight="normal" officeooo:rsid="0008ce61" style:font-weight-asian="normal" style:font-weight-complex="normal"/>
    </style:style>
    <style:style style:name="T170" style:family="text">
      <style:text-properties fo:font-weight="normal" officeooo:rsid="0126e6b8" style:font-weight-asian="normal" style:font-weight-complex="normal"/>
    </style:style>
    <style:style style:name="T171" style:family="text">
      <style:text-properties fo:font-weight="normal" officeooo:rsid="01973208" style:font-weight-asian="normal" style:font-weight-complex="normal"/>
    </style:style>
    <style:style style:name="T172" style:family="text">
      <style:text-properties fo:font-weight="normal" officeooo:rsid="018464b9" style:font-weight-asian="normal" style:font-weight-complex="normal"/>
    </style:style>
    <style:style style:name="T173" style:family="text">
      <style:text-properties fo:font-style="italic" style:font-style-asian="italic" style:font-style-complex="italic"/>
    </style:style>
    <style:style style:name="T174" style:family="text">
      <style:text-properties fo:font-style="italic" officeooo:rsid="00f6272e" style:font-style-asian="italic" style:font-style-complex="italic"/>
    </style:style>
    <style:style style:name="T175" style:family="text">
      <style:text-properties fo:font-style="italic" officeooo:rsid="0119ed1c" style:font-style-asian="italic" style:font-style-complex="italic"/>
    </style:style>
    <style:style style:name="T176" style:family="text">
      <style:text-properties fo:font-style="italic" officeooo:rsid="014c4da1" style:font-style-asian="italic" style:font-style-complex="italic"/>
    </style:style>
    <style:style style:name="T177" style:family="text">
      <style:text-properties fo:font-style="italic" officeooo:rsid="014dd86f" style:font-style-asian="italic" style:font-style-complex="italic"/>
    </style:style>
    <style:style style:name="T178" style:family="text">
      <style:text-properties fo:font-style="italic" officeooo:rsid="014f0d12" style:font-style-asian="italic" style:font-style-complex="italic"/>
    </style:style>
    <style:style style:name="T179" style:family="text">
      <style:text-properties officeooo:rsid="008a8735"/>
    </style:style>
    <style:style style:name="T180" style:family="text">
      <style:text-properties officeooo:rsid="009ee20d"/>
    </style:style>
    <style:style style:name="T181" style:family="text">
      <style:text-properties officeooo:rsid="001cf72a" style:text-overline-style="solid" style:text-overline-width="auto" style:text-overline-color="font-color"/>
    </style:style>
    <style:style style:name="T182" style:family="text">
      <style:text-properties officeooo:rsid="00aa7f15" style:text-overline-style="solid" style:text-overline-width="auto" style:text-overline-color="font-color"/>
    </style:style>
    <style:style style:name="T183" style:family="text">
      <style:text-properties officeooo:rsid="0008ce61" style:text-overline-style="solid" style:text-overline-width="auto" style:text-overline-color="font-color"/>
    </style:style>
    <style:style style:name="T184" style:family="text">
      <style:text-properties officeooo:rsid="00c1ad2d" style:text-overline-style="solid" style:text-overline-width="auto" style:text-overline-color="font-color"/>
    </style:style>
    <style:style style:name="T185" style:family="text">
      <style:text-properties officeooo:rsid="00edc9d5" style:text-overline-style="solid" style:text-overline-width="auto" style:text-overline-color="font-color"/>
    </style:style>
    <style:style style:name="T186" style:family="text">
      <style:text-properties officeooo:rsid="0112c89b" style:text-overline-style="solid" style:text-overline-width="auto" style:text-overline-color="font-color"/>
    </style:style>
    <style:style style:name="T187" style:family="text">
      <style:text-properties officeooo:rsid="00de53a6" style:text-overline-style="solid" style:text-overline-width="auto" style:text-overline-color="font-color"/>
    </style:style>
    <style:style style:name="T188" style:family="text">
      <style:text-properties officeooo:rsid="00de0f11" style:text-overline-style="solid" style:text-overline-width="auto" style:text-overline-color="font-color"/>
    </style:style>
    <style:style style:name="T189" style:family="text">
      <style:text-properties officeooo:rsid="00edc9d5" style:text-overline-style="none" style:text-overline-color="font-color"/>
    </style:style>
    <style:style style:name="T190" style:family="text">
      <style:text-properties officeooo:rsid="002b3487" style:text-overline-style="none" style:text-overline-color="font-color"/>
    </style:style>
    <style:style style:name="T191" style:family="text">
      <style:text-properties officeooo:rsid="018464b9" style:text-overline-style="none" style:text-overline-color="font-color"/>
    </style:style>
    <style:style style:name="T192" style:family="text">
      <style:text-properties officeooo:rsid="00b2ce21"/>
    </style:style>
    <style:style style:name="T193" style:family="text">
      <style:text-properties officeooo:rsid="00bd6744"/>
    </style:style>
    <style:style style:name="T194" style:family="text">
      <style:text-properties officeooo:rsid="00be6b20"/>
    </style:style>
    <style:style style:name="T195" style:family="text">
      <style:text-properties officeooo:rsid="00c0d136"/>
    </style:style>
    <style:style style:name="T196" style:family="text">
      <style:text-properties officeooo:rsid="001cf72a"/>
    </style:style>
    <style:style style:name="T197" style:family="text">
      <style:text-properties officeooo:rsid="00c1ad2d"/>
    </style:style>
    <style:style style:name="T198" style:family="text">
      <style:text-properties officeooo:rsid="00c46277"/>
    </style:style>
    <style:style style:name="T199" style:family="text">
      <style:text-properties officeooo:rsid="00e69d42"/>
    </style:style>
    <style:style style:name="T200" style:family="text">
      <style:text-properties officeooo:rsid="00edc9d5"/>
    </style:style>
    <style:style style:name="T201" style:family="text">
      <style:text-properties officeooo:rsid="00f3a03c"/>
    </style:style>
    <style:style style:name="T202" style:family="text">
      <style:text-properties officeooo:rsid="00f3ca4c"/>
    </style:style>
    <style:style style:name="T203" style:family="text">
      <style:text-properties officeooo:rsid="00f6272e"/>
    </style:style>
    <style:style style:name="T204" style:family="text">
      <style:text-properties officeooo:rsid="01094725"/>
    </style:style>
    <style:style style:name="T205" style:family="text">
      <style:text-properties officeooo:rsid="0115d4e0"/>
    </style:style>
    <style:style style:name="T206" style:family="text">
      <style:text-properties officeooo:rsid="0119ed1c"/>
    </style:style>
    <style:style style:name="T207" style:family="text">
      <style:text-properties officeooo:rsid="0125a914"/>
    </style:style>
    <style:style style:name="T208" style:family="text">
      <style:text-properties officeooo:rsid="0125c8c7"/>
    </style:style>
    <style:style style:name="T209" style:family="text">
      <style:text-properties fo:font-weight="bold" officeooo:rsid="0008ce61" style:font-weight-asian="bold" style:font-weight-complex="bold"/>
    </style:style>
    <style:style style:name="T210" style:family="text">
      <style:text-properties fo:font-weight="bold" officeooo:rsid="019b1ece" style:font-weight-asian="bold" style:font-weight-complex="bold"/>
    </style:style>
    <style:style style:name="T211" style:family="text">
      <style:text-properties officeooo:rsid="012747fe"/>
    </style:style>
    <style:style style:name="T212" style:family="text">
      <style:text-properties officeooo:rsid="012a724d"/>
    </style:style>
    <style:style style:name="T213" style:family="text">
      <style:text-properties officeooo:rsid="012dbc56"/>
    </style:style>
    <style:style style:name="T214" style:family="text">
      <style:text-properties officeooo:rsid="0138ab04"/>
    </style:style>
    <style:style style:name="T215" style:family="text">
      <style:text-properties officeooo:rsid="014c4da1"/>
    </style:style>
    <style:style style:name="T216" style:family="text">
      <style:text-properties officeooo:rsid="014dd86f"/>
    </style:style>
    <style:style style:name="T217" style:family="text">
      <style:text-properties officeooo:rsid="00d78a23"/>
    </style:style>
    <style:style style:name="T218" style:family="text">
      <style:text-properties officeooo:rsid="00de0f11"/>
    </style:style>
    <style:style style:name="T219" style:family="text">
      <style:text-properties officeooo:rsid="00aa7f15"/>
    </style:style>
    <style:style style:name="T220" style:family="text">
      <style:text-properties officeooo:rsid="00de53a6"/>
    </style:style>
    <style:style style:name="T221" style:family="text">
      <style:text-properties fo:font-style="normal" officeooo:rsid="014f0d12" style:font-style-asian="normal" style:font-style-complex="normal"/>
    </style:style>
    <style:style style:name="T222" style:family="text">
      <style:text-properties fo:font-style="normal" officeooo:rsid="014ff926" style:font-style-asian="normal" style:font-style-complex="normal"/>
    </style:style>
    <style:style style:name="T223" style:family="text">
      <style:text-properties fo:font-style="normal" officeooo:rsid="015016c1" style:font-style-asian="normal" style:font-style-complex="normal"/>
    </style:style>
    <style:style style:name="T224" style:family="text">
      <style:text-properties fo:font-style="normal" officeooo:rsid="0154ee54" style:font-style-asian="normal" style:font-style-complex="normal"/>
    </style:style>
    <style:style style:name="T225" style:family="text">
      <style:text-properties fo:font-style="normal" officeooo:rsid="015a5d04" style:font-style-asian="normal" style:font-style-complex="normal"/>
    </style:style>
    <style:style style:name="T226" style:family="text">
      <style:text-properties officeooo:rsid="015cf314"/>
    </style:style>
    <style:style style:name="T227" style:family="text">
      <style:text-properties officeooo:rsid="015f89e3"/>
    </style:style>
    <style:style style:name="T228" style:family="text">
      <style:text-properties officeooo:rsid="01788267"/>
    </style:style>
    <style:style style:name="T229" style:family="text">
      <style:text-properties officeooo:rsid="018464b9"/>
    </style:style>
    <style:style style:name="T230" style:family="text">
      <style:text-properties officeooo:rsid="0196894f"/>
    </style:style>
    <style:style style:name="T231" style:family="text">
      <style:text-properties officeooo:rsid="01973208"/>
    </style:style>
    <style:style style:name="T232" style:family="text">
      <style:text-properties officeooo:rsid="019b1ece"/>
    </style:style>
    <style:style style:name="T233" style:family="text">
      <style:text-properties officeooo:rsid="019c359b"/>
    </style:style>
    <style:style style:name="T234" style:family="text">
      <style:text-properties officeooo:rsid="01a21f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2.26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43">c</text:span>d ::= <text:span text:style-name="T142">class C extends D { </text:span><text:span text:style-name="T145">fd</text:span><text:span text:style-name="T142">; kd </text:span><text:span text:style-name="T145">md </text:span><text:span text:style-name="T142">} <text:s text:c="59"/>class</text:span></text:p>
      <text:p text:style-name="P1">fd ::<text:span text:style-name="T143">= q C f <text:s text:c="103"/>field</text:span></text:p>
      <text:p text:style-name="P8">kd ::= q C ( <text:span text:style-name="T193">t C g, </text:span>t <text:span text:style-name="T192">C </text:span>f ) { <text:span text:style-name="T193">super(g); </text:span>this.f = f; } <text:s text:c="39"/><text:span text:style-name="T144">constructor</text:span></text:p>
      <text:p text:style-name="P8">md ::= t <text:span text:style-name="T192">C </text:span>m ( t <text:span text:style-name="T192">C </text:span>this, t <text:span text:style-name="T192">C </text:span>x ) { <text:span text:style-name="T145">t </text:span><text:span text:style-name="T146">C </text:span><text:span text:style-name="T145">y</text:span> s; return <text:span text:style-name="T200">z</text:span> } <text:s text:c="32"/><text:span text:style-name="T144">instance method</text:span></text:p>
      <text:p text:style-name="P16">e ::= x | x.f <text:s text:c="98"/>expression</text:p>
      <text:p text:style-name="P11">s ::= x = <text:span text:style-name="T151">e</text:span> | x.f = y | x = y.m(z) <text:span text:style-name="T151">| super(g) | this(g) | </text:span>x = new t() <text:span text:style-name="T151">| </text:span>s;s <text:s text:c="12"/><text:span text:style-name="T144">statement</text:span></text:p>
      <text:p text:style-name="P8">t ::= <text:span text:style-name="T148">k </text:span>q <text:s text:c="101"/><text:span text:style-name="T144">qualifier type</text:span></text:p>
      <text:p text:style-name="P86">k ::= initi<text:span text:style-name="T205">a</text:span>lized | underinitialized | <text:span text:style-name="T205">unknown</text:span>initialized <text:span text:style-name="T227">| fbcbottom</text:span> </text:p>
      <text:p text:style-name="P86"><text:span text:style-name="T152"><text:tab/><text:tab/><text:tab/><text:tab/><text:tab/><text:tab/><text:tab/><text:tab/><text:tab/><text:tab/> <text:s text:c="4"/>initializatioin qualifier</text:span></text:p>
      <text:p text:style-name="P83">q ::= readonly | mutable | polymutable | <text:span text:style-name="T226">receiverdependantmutable | </text:span>immutable <text:span text:style-name="T226">| bottom</text:span> <text:s text:c="24"/></text:p>
      <text:p text:style-name="P83"><text:span text:style-name="T147"><text:s text:c="107"/>immutability qualifier</text:span></text:p>
      <text:p text:style-name="P98"><text:span text:style-name="T161"/></text:p>
      <text:p text:style-name="P98"><text:span text:style-name="T161"/></text:p>
      <text:p text:style-name="P26"><text:span text:style-name="T234">Qualifier</text:span> Hierarchy</text:p>
      <text:p text:style-name="P8"/>
      <text:p text:style-name="P8"><text:tab/> <text:s text:c="36"/>readonly</text:p>
      <text:p text:style-name="P83"><text:tab/> <text:s/>/ <text:s text:c="21"/>| <text:s text:c="31"/><text:span text:style-name="T226">| <text:s text:c="12"/></text:span><text:s text:c="21"/>\</text:p>
      <text:p text:style-name="P83"><text:s text:c="5"/>mutable <text:s text:c="5"/>pol<text:span text:style-name="T226">y</text:span>mutable <text:s text:c="4"/><text:span text:style-name="T226">receiverdependantmutable</text:span> <text:s text:c="6"/>immutable</text:p>
      <text:p text:style-name="P10"><text:span text:style-name="T149"><text:s text:c="5"/>(default) (polymorphic qualifier)</text:span> </text:p>
      <text:p text:style-name="P10"><text:s text:c="13"/><text:span text:style-name="T215">\ <text:s text:c="20"/>| <text:s text:c="31"/>| <text:s text:c="33"/>/</text:span></text:p>
      <text:p text:style-name="P12"><text:s text:c="49"/><text:span text:style-name="T215">bottom</text:span></text:p>
      <text:p text:style-name="P12"/>
      <text:p text:style-name="P12"><text:s text:c="22"/><text:span text:style-name="T205">unknowninitialized</text:span></text:p>
      <text:p text:style-name="P9"><text:tab/> <text:s text:c="14"/>/ <text:s text:c="20"/>\</text:p>
      <text:p text:style-name="P9"><text:tab/> <text:s text:c="2"/><text:span text:style-name="T147">underinitialized</text:span> <text:s text:c="5"/><text:span text:style-name="T147">initialized</text:span></text:p>
      <text:p text:style-name="P9"><text:s text:c="46"/><text:span text:style-name="T149">(default)</text:span></text:p>
      <text:p text:style-name="P9"/>
      <text:p text:style-name="P9"><text:s text:c="25"/><text:span text:style-name="T215">\ <text:s text:c="21"/>/</text:span></text:p>
      <text:p text:style-name="P9"><text:s text:c="29"/><text:span text:style-name="T215">fbcbottom</text:span></text:p>
      <text:p text:style-name="P9"/>
      <text:p text:style-name="P25">Figure 1 <text:span text:style-name="T201">Combination of qualifiers. </text:span><text:span text:style-name="T165">Two qualifier hierarchies are orthogonal. If an object is under initialization, its immutability guarantee is not satisfied. So </text:span><text:span text:style-name="T166">even </text:span><text:span text:style-name="T165">immutable and polyimmutable objects can also be modifed when under initialization. </text:span><text:span text:style-name="T164">We don’t have readonly objects, so there is no need to initialize readonly objects. Therefore, readonly </text:span><text:span text:style-name="T165">doesn’t have such exception </text:span><text:span text:style-name="T168">when </text:span><text:span text:style-name="T167">under initialization</text:span><text:span text:style-name="T164">.</text:span></text:p>
      <text:p text:style-name="P18"/>
      <text:p text:style-name="P87"/>
      <text:p text:style-name="P96">Subtype relations</text:p>
      <text:p text:style-name="P19">k<text:span text:style-name="T14">1</text:span> q<text:span text:style-name="T14">1 </text:span><text:span text:style-name="T69">&lt;: k</text:span><text:span text:style-name="T14">2 </text:span><text:span text:style-name="T69">q</text:span><text:span text:style-name="T14">2 </text:span><text:span text:style-name="T69">&lt;=&gt; k</text:span><text:span text:style-name="T14">1</text:span><text:span text:style-name="T69"> &lt;: k</text:span><text:span text:style-name="T14">2</text:span><text:span text:style-name="T69"> </text:span><text:span text:style-name="T126">∧ </text:span><text:span text:style-name="T125">q</text:span><text:span text:style-name="T45">1</text:span><text:span text:style-name="T125"> &lt;: q</text:span><text:span text:style-name="T45">2</text:span></text:p>
      <text:p text:style-name="P30"/>
      <text:p text:style-name="P30"/>
      <text:p text:style-name="P30"/>
      <text:p text:style-name="P30"><text:soft-page-break/>Helper Functions</text:p>
      <text:p text:style-name="P30"/>
      <text:p text:style-name="P6"><text:s text:c="8"/>q C f</text:p>
      <text:p text:style-name="P2"><draw:line text:anchor-type="paragraph" draw:z-index="1" draw:name="Shape1" draw:style-name="gr1" draw:text-style-name="P128" svg:x1="0.169cm" svg:y1="0.272cm" svg:x2="3.476cm" svg:y2="0.298cm"><text:p/></draw:line> <text:s text:c="33"/></text:p>
      <text:p text:style-name="P6"><text:s text:c="4"/><text:span text:style-name="T150">fT</text:span>ype(f) = q</text:p>
      <text:p text:style-name="P28"/>
      <text:p text:style-name="P36">Note: </text:p>
      <text:p text:style-name="P34"><text:span text:style-name="T176">1) </text:span><text:span text:style-name="T206">No initialization modifier on field declarations. In actual implementation, to have circular initialization, </text:span><text:span text:style-name="T175">@NotOnlyInitialized</text:span><text:span text:style-name="T206"> can be used on field declaration. However, <text:s/>it doesn’t belong to initialization qualifier hierarchy.</text:span></text:p>
      <text:p text:style-name="P35">2) The field is unique within the whole type hierarchy</text:p>
      <text:p text:style-name="P29"/>
      <text:p text:style-name="P33">fields(C) returns all fields <text:span text:style-name="T216">directly </text:span>declared in C.</text:p>
      <text:p text:style-name="P32">cBody(<text:span text:style-name="T213">kd</text:span>) returns constructor body of <text:span text:style-name="T213">kd</text:span>.</text:p>
      <text:p text:style-name="P32">mBody(m<text:span text:style-name="T207">d</text:span>) returns method body of m<text:span text:style-name="T207">d</text:span>.</text:p>
      <text:p text:style-name="P97">isStatic(f) returns true if field f is static.</text:p>
      <text:p text:style-name="P97">isStatic(md) returns true if method md is static.</text:p>
      <text:p text:style-name="P27"/>
      <text:p text:style-name="P27">Viewpoint Adaptation Rules</text:p>
      <text:p text:style-name="P13"/>
      <text:p text:style-name="P13">_ <text:span text:style-name="T127">⊳ </text:span><text:span text:style-name="T125">mutable = mutable</text:span></text:p>
      <text:p text:style-name="P13"><text:span text:style-name="T125">_ </text:span><text:span text:style-name="T127">⊳ </text:span><text:span text:style-name="T125">readonly = readonly</text:span></text:p>
      <text:p text:style-name="P13"><text:span text:style-name="T125">_ </text:span><text:span text:style-name="T127">⊳ </text:span><text:span text:style-name="T125">immutable = immutable</text:span></text:p>
      <text:p text:style-name="P14"><text:span text:style-name="T125">_ </text:span><text:span text:style-name="T127">⊳ </text:span><text:span text:style-name="T129">bottom</text:span><text:span text:style-name="T125"> = <text:s/></text:span><text:span text:style-name="T129">bottom</text:span></text:p>
      <text:p text:style-name="P88"><text:span text:style-name="T125">_ </text:span><text:span text:style-name="T127">⊳ </text:span><text:span text:style-name="T125">polymutable = polymutable</text:span></text:p>
      <text:p text:style-name="P89">q <text:span text:style-name="T127">⊳ <text:s/></text:span><text:span text:style-name="T130">receiverdependantmutable </text:span><text:span text:style-name="T125">= q</text:span></text:p>
      <text:p text:style-name="P7"/>
      <text:p text:style-name="P94">Special Rules</text:p>
      <text:p text:style-name="P15"/>
      <text:list xml:id="list8214148068999813215" text:style-name="L1">
        <text:list-item>
          <text:p text:style-name="P80">Forbid <text:span text:style-name="T131">polymutable</text:span> fields; readonly <text:span text:style-name="T228">or </text:span><text:span text:style-name="T132">polymutable </text:span>constructor return type <text:span text:style-name="T214">and readonly instantiation of objects</text:span></text:p>
        </text:list-item>
        <text:list-item>
          <text:p text:style-name="P79">In constructor, q<text:span text:style-name="T14">this </text:span><text:span text:style-name="T69">= q</text:span><text:span text:style-name="T14">ret</text:span></text:p>
        </text:list-item>
        <text:list-item>
          <text:p text:style-name="P81"><text:span text:style-name="T135">Forbid</text:span><text:span text:style-name="T69"> initialization modifier on fields, </text:span><text:span text:style-name="T133">constructor return type </text:span><text:span text:style-name="T134">and new statement</text:span></text:p>
        </text:list-item>
        <text:list-item>
          <text:p text:style-name="P82"><text:span text:style-name="T134">F</text:span><text:span text:style-name="T69">orbid bottom except </text:span><text:span text:style-name="T136">on (implicit/explicit) lower bounds and </text:span><text:span text:style-name="T69">null literal.</text:span></text:p>
        </text:list-item>
      </text:list>
      <text:p text:style-name="P7"/>
      <text:p text:style-name="P7"/>
      <text:p text:style-name="P7"/>
      <text:p text:style-name="P7"/>
      <text:p text:style-name="P7"/>
      <text:p text:style-name="P7"/>
      <text:p text:style-name="P7"/>
      <text:p text:style-name="P31"><text:soft-page-break/>Typing Rules</text:p>
      <text:p text:style-name="P7"/>
      <text:p text:style-name="P17"><text:s text:c="5"/>x <text:span text:style-name="T153">∈ </text:span><text:span text:style-name="T156">Γ</text:span></text:p>
      <text:p text:style-name="P23"><draw:line text:anchor-type="paragraph" draw:z-index="3" draw:name="Shape1" draw:style-name="gr1" draw:text-style-name="P128" svg:x1="-0.254cm" svg:y1="0.363cm" svg:x2="2.468cm" svg:y2="0.363cm"><text:p/></draw:line> <text:s text:c="22"/>(T-VAR)</text:p>
      <text:p text:style-name="P17"><text:span text:style-name="T156">Γ </text:span><text:span text:style-name="T158">⊢</text:span><text:span text:style-name="T157"> x : </text:span><text:span text:style-name="T156">Γ(x)</text:span></text:p>
      <text:p text:style-name="P5"/>
      <text:p text:style-name="P5"/>
      <text:p text:style-name="P5"/>
      <text:p text:style-name="P5"/>
      <text:p text:style-name="P65"><text:span text:style-name="T1">Γ(x) = </text:span><text:span text:style-name="T5">k</text:span><text:span text:style-name="T20">x </text:span><text:span text:style-name="T1">q</text:span><text:span text:style-name="T15">x <text:s text:c="7"/></text:span><text:span text:style-name="T71">f</text:span><text:span text:style-name="T81">Type</text:span><text:span text:style-name="T71">(f) = q</text:span><text:span text:style-name="T16">f</text:span><text:span text:style-name="T71"> </text:span><text:span text:style-name="T15"><text:s text:c="8"/></text:span><text:span text:style-name="T82">q = </text:span><text:span text:style-name="T70">q</text:span><text:span text:style-name="T21">x</text:span><text:span text:style-name="T15"> </text:span><text:span text:style-name="T71">⊳ q</text:span><text:span text:style-name="T16">f </text:span></text:p>
      <text:p text:style-name="P78"/>
      <text:p text:style-name="P62"><draw:custom-shape text:anchor-type="paragraph" draw:z-index="5" draw:name="Shape2" draw:style-name="gr2" draw:text-style-name="P129"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3">if k</text:span><text:span text:style-name="T42">x</text:span><text:span text:style-name="T13"> = initialized</text:span></text:p>
      <text:p text:style-name="P56">k = <text:s/></text:p>
      <text:p text:style-name="P77"><text:span text:style-name="T118"><text:s text:c="12"/></text:span><text:span text:style-name="T124">unknown</text:span><text:span text:style-name="T123">initialized <text:s text:c="9"/></text:span><text:span text:style-name="T118">otherwise</text:span><text:span text:style-name="T83"> </text:span></text:p>
      <text:p text:style-name="P38"><draw:line text:anchor-type="paragraph" draw:z-index="4" draw:name="Shape1" draw:style-name="gr1" draw:text-style-name="P128" svg:x1="-0.302cm" svg:y1="0.364cm" svg:x2="12.345cm" svg:y2="0.36cm"><text:p/></draw:line> <text:s text:c="118"/>( T-<text:span text:style-name="T162">FLD</text:span> )</text:p>
      <text:p text:style-name="P4"><text:span text:style-name="T155"><text:s text:c="32"/>Γ </text:span><text:span text:style-name="T158">⊢</text:span><text:span text:style-name="T155"> </text:span><text:span text:style-name="T160">x</text:span><text:span text:style-name="T159">.f : </text:span><text:span text:style-name="T160">k</text:span><text:span text:style-name="T46"> </text:span><text:span text:style-name="T128">q</text:span></text:p>
      <text:p text:style-name="P24"/>
      <text:p text:style-name="P24">Figure 2 Expression typing</text:p>
      <text:p text:style-name="P24"/>
      <text:p text:style-name="P24"/>
      <text:p text:style-name="P24"/>
      <text:p text:style-name="P69"><text:span text:style-name="T1"><text:tab/><text:tab/>Γ </text:span><text:span text:style-name="T3">⊢ </text:span><text:span text:style-name="T7">e</text:span><text:span text:style-name="T1"> = </text:span><text:span text:style-name="T8">t</text:span><text:span text:style-name="T22">e</text:span><text:span text:style-name="T15"> <text:s text:c="8"/></text:span><text:span text:style-name="T86">t</text:span><text:span text:style-name="T22">e</text:span><text:span text:style-name="T15"> <text:s/></text:span><text:span text:style-name="T80">&lt;: </text:span><text:span text:style-name="T15"><text:s/></text:span><text:span text:style-name="T70">Γ(x) <text:s/></text:span></text:p>
      <text:p text:style-name="P37"><draw:line text:anchor-type="paragraph" draw:z-index="6" draw:name="Shape1" draw:style-name="gr1" draw:text-style-name="P128" svg:x1="-0.254cm" svg:y1="0.364cm" svg:x2="10.31cm" svg:y2="0.355cm"><text:p/></draw:line> <text:s text:c="118"/>( T-VAR<text:span text:style-name="T151">ASS</text:span> )</text:p>
      <text:p text:style-name="P20"><text:s text:c="30"/>Γ <text:span text:style-name="T140">⊢</text:span> x = <text:span text:style-name="T179">e</text:span></text:p>
      <text:p text:style-name="P22"/>
      <text:p text:style-name="P22"/>
      <text:p text:style-name="P22"/>
      <text:p text:style-name="P22"/>
      <text:p text:style-name="P66"><text:span text:style-name="T1">Γ(x) = <text:s/></text:span><text:span text:style-name="T5">k</text:span><text:span text:style-name="T20">x </text:span><text:span text:style-name="T1">q</text:span><text:span text:style-name="T15">x <text:s text:c="7"/></text:span><text:span text:style-name="T70">Γ(y) = <text:s/></text:span><text:span text:style-name="T79">k</text:span><text:span text:style-name="T23">y</text:span><text:span text:style-name="T20"> </text:span><text:span text:style-name="T70">q</text:span><text:span text:style-name="T15">y <text:s text:c="8"/></text:span><text:span text:style-name="T71">typeof(f) = q</text:span><text:span text:style-name="T16">f</text:span><text:span text:style-name="T71"> </text:span><text:span text:style-name="T16"><text:s/></text:span></text:p>
      <text:p text:style-name="P75"><text:span text:style-name="T70">q</text:span><text:span text:style-name="T15">x</text:span><text:span text:style-name="T70"> <text:s/></text:span><text:span text:style-name="T85">= <text:s text:c="2"/></text:span><text:span text:style-name="T72">mutable ∨ </text:span></text:p>
      <text:p text:style-name="P120"><text:span text:style-name="T71">q</text:span><text:span text:style-name="T16">f</text:span><text:span text:style-name="T71"> <text:s/></text:span><text:span text:style-name="T111">= <text:s text:c="2"/></text:span><text:span text:style-name="T72">mutable ∨</text:span></text:p>
      <text:p text:style-name="P75"><text:span text:style-name="T85">(</text:span><text:span text:style-name="T84">k</text:span><text:span text:style-name="T24">x</text:span><text:span text:style-name="T84"> =</text:span><text:span text:style-name="T73"> </text:span><text:span text:style-name="T84">underinitialized <text:s/></text:span><text:span text:style-name="T73">∧ </text:span><text:span text:style-name="T85">q</text:span><text:span text:style-name="T25">x</text:span><text:span text:style-name="T85"> = </text:span><text:span text:style-name="T84">immutable</text:span><text:span text:style-name="T85">) </text:span><text:span text:style-name="T72">∨</text:span></text:p>
      <text:p text:style-name="P75"><text:span text:style-name="T85">(</text:span><text:span text:style-name="T84">k</text:span><text:span text:style-name="T24">x</text:span><text:span text:style-name="T84"> =</text:span><text:span text:style-name="T73"> </text:span><text:span text:style-name="T84">underinitialized <text:s/></text:span><text:span text:style-name="T73">∧ </text:span><text:span text:style-name="T85">q</text:span><text:span text:style-name="T25">x</text:span><text:span text:style-name="T85"> = </text:span><text:span text:style-name="T84">polyimmutable</text:span><text:span text:style-name="T85">)</text:span></text:p>
      <text:p text:style-name="P68"><text:span text:style-name="T85">q</text:span><text:span text:style-name="T25">y <text:s/></text:span><text:span text:style-name="T85">&lt;: q</text:span><text:span text:style-name="T25">x .</text:span><text:span text:style-name="T71">⊳ q</text:span><text:span text:style-name="T16">f</text:span></text:p>
      <text:p text:style-name="P67"><text:span text:style-name="T84">k</text:span><text:span text:style-name="T24">x</text:span><text:span text:style-name="T84"> =</text:span><text:span text:style-name="T73"> </text:span><text:span text:style-name="T84">underinitialized </text:span><text:span text:style-name="T72">∨ </text:span><text:span text:style-name="T85">k</text:span><text:span text:style-name="T25">y</text:span><text:span text:style-name="T85"> = initialized</text:span></text:p>
      <text:p text:style-name="P39"><draw:line text:anchor-type="paragraph" draw:z-index="0" draw:name="Shape1" draw:style-name="gr1" draw:text-style-name="P128" svg:x1="-0.254cm" svg:y1="0.483cm" svg:x2="14.43cm" svg:y2="0.483cm"><text:p/></draw:line> <text:s text:c="119"/></text:p>
      <text:p text:style-name="P39"><text:tab/><text:tab/><text:tab/><text:tab/><text:tab/><text:tab/><text:tab/><text:tab/><text:tab/><text:tab/> <text:s text:c="18"/>( T-<text:span text:style-name="T151">FLDASS</text:span>) </text:p>
      <text:p text:style-name="P127"><text:span text:style-name="T2"><text:s text:c="30"/><text:tab/><text:tab/><text:tab/>Γ </text:span><text:span text:style-name="T3">⊢</text:span><text:span text:style-name="T2"> x.</text:span><text:span text:style-name="T1">f</text:span><text:span text:style-name="T2"> = </text:span><text:span text:style-name="T4">y <text:s text:c="37"/></text:span></text:p>
      <text:p text:style-name="P21"/>
      <text:p text:style-name="P93">*<text:span text:style-name="T210">TODO</text:span><text:span text:style-name="T232"> Discuss: if </text:span><text:span text:style-name="T137">q</text:span><text:span text:style-name="T66">f</text:span><text:span text:style-name="T137"> <text:s/></text:span><text:span text:style-name="T138">= </text:span><text:span text:style-name="T139">readonly, f also doesn’t belong to abstract state of x. Should we allow reassigning this field? (I prefer not to.)</text:span></text:p>
      <text:p text:style-name="P21"/>
      <text:p text:style-name="P21"><text:soft-page-break/></text:p>
      <text:p text:style-name="P21"/>
      <text:p text:style-name="P70"><text:span text:style-name="T1">Γ(x) = </text:span><text:span text:style-name="T5">k</text:span><text:span text:style-name="T20">x <text:s/></text:span><text:span text:style-name="T1">q</text:span><text:span text:style-name="T15">x <text:s text:c="9"/></text:span><text:span text:style-name="T1">Γ(y) = </text:span><text:span text:style-name="T79">k</text:span><text:span text:style-name="T23">y</text:span><text:span text:style-name="T1"> q</text:span><text:span text:style-name="T15">y <text:s text:c="7"/></text:span><text:span text:style-name="T70">Γ(</text:span><text:span text:style-name="T94">z</text:span><text:span text:style-name="T70">) = </text:span><text:span text:style-name="T94">k</text:span><text:span text:style-name="T26">z</text:span><text:span text:style-name="T23"> </text:span><text:span text:style-name="T94">q</text:span><text:span text:style-name="T17">z</text:span><text:span text:style-name="T74"> </text:span><text:span text:style-name="T15"><text:s text:c="6"/></text:span><text:span text:style-name="T71">typeof(</text:span><text:span text:style-name="T74">m</text:span><text:span text:style-name="T71">) = </text:span><text:span text:style-name="T87">k</text:span><text:span text:style-name="T27">this</text:span><text:span text:style-name="T87"> </text:span><text:span text:style-name="T71">q</text:span><text:span text:style-name="T17">this</text:span><text:span text:style-name="T74">, </text:span><text:span text:style-name="T94">k</text:span><text:span text:style-name="T27">p</text:span><text:span text:style-name="T87"> </text:span><text:span text:style-name="T94">q</text:span><text:span text:style-name="T17">p</text:span><text:span text:style-name="T74"> →</text:span><text:span text:style-name="T87">k</text:span><text:span text:style-name="T27">ret</text:span><text:span text:style-name="T87"> </text:span><text:span text:style-name="T74">q</text:span><text:span text:style-name="T17">ret</text:span><text:span text:style-name="T71"> </text:span><text:span text:style-name="T15"><text:s text:c="2"/></text:span></text:p>
      <text:p text:style-name="P123"><text:span text:style-name="T88">k</text:span><text:span text:style-name="T28">y <text:s/></text:span><text:span text:style-name="T88">&lt;: k</text:span><text:span text:style-name="T28">this <text:s text:c="4"/></text:span><text:span text:style-name="T15"><text:s text:c="12"/></text:span><text:span text:style-name="T94">k</text:span><text:span text:style-name="T28">z <text:s/></text:span><text:span text:style-name="T88">&lt;: </text:span><text:span text:style-name="T94">k</text:span><text:span text:style-name="T28">p <text:s text:c="15"/></text:span><text:span text:style-name="T15"><text:s/></text:span><text:span text:style-name="T88">k</text:span><text:span text:style-name="T28">ret <text:s/></text:span><text:span text:style-name="T88">&lt;: k</text:span><text:span text:style-name="T28">x</text:span></text:p>
      <text:p text:style-name="P123"><text:span text:style-name="T15"><text:s/></text:span><text:span text:style-name="T85">q</text:span><text:span text:style-name="T25">y <text:s/></text:span><text:span text:style-name="T85">&lt;: q</text:span><text:span text:style-name="T40">y</text:span><text:span text:style-name="T25"> .</text:span><text:span text:style-name="T71">⊳ q</text:span><text:span text:style-name="T40">this <text:s text:c="27"/></text:span><text:span text:style-name="T15"><text:s/></text:span><text:span text:style-name="T40"><text:s/></text:span><text:span text:style-name="T97">q</text:span><text:span text:style-name="T41">z</text:span><text:span text:style-name="T116"> &lt;: q</text:span><text:span text:style-name="T40">y</text:span><text:span text:style-name="T35"> </text:span><text:span text:style-name="T71">⊳ </text:span><text:span text:style-name="T97">q</text:span><text:span text:style-name="T41">p <text:s text:c="28"/></text:span><text:span text:style-name="T116">q</text:span><text:span text:style-name="T40">y</text:span><text:span text:style-name="T35"> </text:span><text:span text:style-name="T71">⊳ q</text:span><text:span text:style-name="T40">ret </text:span><text:span text:style-name="T115">&lt;: q</text:span><text:span text:style-name="T40">x</text:span></text:p>
      <text:p text:style-name="P46"><draw:line text:anchor-type="paragraph" draw:z-index="14" draw:name="Shape1" draw:style-name="gr1" draw:text-style-name="P128" svg:x1="0.228cm" svg:y1="0.316cm" svg:x2="17.142cm" svg:y2="0.346cm"><text:p/></draw:line> <text:s text:c="108"/></text:p>
      <text:p text:style-name="P76"><text:span text:style-name="T76"><text:s text:c="42"/>Γ </text:span><text:span text:style-name="T71">⊢</text:span><text:span text:style-name="T76"> x = </text:span><text:span text:style-name="T77">y.</text:span><text:span text:style-name="T117">m</text:span><text:span text:style-name="T74">(</text:span><text:span text:style-name="T94">z</text:span><text:span text:style-name="T74">) <text:s text:c="50"/></text:span><text:span text:style-name="T76">( T-</text:span><text:span text:style-name="T110">CALL</text:span><text:span text:style-name="T76"> )</text:span></text:p>
      <text:p text:style-name="P47"/>
      <text:p text:style-name="P115"/>
      <text:p text:style-name="P126"><text:span text:style-name="T107">k</text:span><text:span text:style-name="T106">d</text:span><text:span text:style-name="T103"> in C <text:s text:c="9"/>C &lt;: D <text:s text:c="7"/></text:span><text:span text:style-name="T71">typeof</text:span><text:span text:style-name="T108">(</text:span><text:span text:style-name="T107">D</text:span><text:span text:style-name="T71">) = </text:span><text:span text:style-name="T91">k</text:span><text:span text:style-name="T29">p-</text:span><text:span text:style-name="T36">D</text:span><text:span text:style-name="T71"> </text:span><text:span text:style-name="T92">q</text:span><text:span text:style-name="T30">p-</text:span><text:span text:style-name="T31">D</text:span><text:span text:style-name="T75"> </text:span><text:span text:style-name="T74">→ q</text:span><text:span text:style-name="T17">ret-</text:span><text:span text:style-name="T35">D</text:span><text:span text:style-name="T71"> </text:span><text:span text:style-name="T39"><text:s text:c="11"/></text:span><text:span text:style-name="T71">typeof(</text:span><text:span text:style-name="T107">kd</text:span><text:span text:style-name="T71">) = </text:span><text:span text:style-name="T91">_ _</text:span><text:span text:style-name="T75"> <text:s text:c="3"/></text:span><text:span text:style-name="T74">→q</text:span><text:span text:style-name="T17">ret-</text:span><text:span text:style-name="T35">C</text:span></text:p>
      <text:p text:style-name="P122"><draw:custom-shape text:anchor-type="paragraph" draw:z-index="16" draw:name="Shape2" draw:style-name="gr4" draw:text-style-name="P129" svg:width="0.53cm" svg:height="2.386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5"> <text:s text:c="43"/>_ <text:s text:c="34"/></text:span><text:span text:style-name="T122">if</text:span><text:span text:style-name="T109"> <text:s/></text:span><text:span text:style-name="T74">q</text:span><text:span text:style-name="T17">ret-</text:span><text:span text:style-name="T35">D </text:span><text:span text:style-name="T109">= </text:span><text:span text:style-name="T114">receiverdependantmutable</text:span></text:p>
      <text:p text:style-name="P118"><text:span text:style-name="T11"><text:s/></text:span></text:p>
      <text:p text:style-name="P112"><text:span text:style-name="T196">q</text:span><text:span text:style-name="T52">ret-</text:span><text:span text:style-name="T67">C</text:span><text:span text:style-name="T62"> </text:span><text:span text:style-name="T216">=</text:span> <text:s text:c="9"/><text:span text:style-name="T216">immutable </text:span><text:s text:c="9"/><text:span text:style-name="T177">if</text:span><text:span text:style-name="T216"> <text:s/>q</text:span><text:span text:style-name="T52">ret-</text:span><text:span text:style-name="T62">D </text:span><text:span text:style-name="T216">= immutable</text:span><text:span text:style-name="T173"> </text:span><text:s/></text:p>
      <text:p text:style-name="P111"/>
      <text:p text:style-name="P111"><text:span text:style-name="T216"><text:s text:c="21"/>mutable </text:span><text:s text:c="12"/><text:span text:style-name="T177">if</text:span><text:span text:style-name="T216"> <text:s/>q</text:span><text:span text:style-name="T52">ret-</text:span><text:span text:style-name="T62">D </text:span><text:span text:style-name="T216">= mutable</text:span><text:span text:style-name="T173"> </text:span></text:p>
      <text:p text:style-name="P111"><text:span text:style-name="T173"/></text:p>
      <text:p text:style-name="P110"><text:span text:style-name="T217">Γ(z) = k</text:span><text:span text:style-name="T63">z</text:span><text:span text:style-name="T219"> q</text:span><text:span text:style-name="T63">z <text:s text:c="59"/></text:span><text:span text:style-name="T187">k</text:span><text:span text:style-name="T64">z</text:span><text:span text:style-name="T220"> &lt;: </text:span><text:span text:style-name="T187">k</text:span><text:span text:style-name="T64">p-</text:span><text:span text:style-name="T65">D</text:span><text:span text:style-name="T62"> <text:s text:c="66"/></text:span><text:span text:style-name="T188">q</text:span><text:span text:style-name="T63">z</text:span><text:span text:style-name="T218"> &lt;: q</text:span><text:span text:style-name="T52">ret-</text:span><text:span text:style-name="T62">C </text:span><text:span text:style-name="T140">⊳ </text:span><text:span text:style-name="T188">q</text:span><text:span text:style-name="T63">p-</text:span><text:span text:style-name="T65">D</text:span><text:span text:style-name="T63"> <text:s text:c="2"/></text:span><text:s text:c="93"/></text:p>
      <text:p text:style-name="P110"><draw:line text:anchor-type="paragraph" draw:z-index="15" draw:name="Shape1" draw:style-name="gr1" draw:text-style-name="P128" svg:x1="-0.326cm" svg:y1="0.333cm" svg:x2="16.66cm" svg:y2="0.333cm"><text:p/></draw:line> <text:s text:c="136"/></text:p>
      <text:p text:style-name="P108"><text:span text:style-name="T154"><text:s text:c="44"/>Γ ⊢ super(</text:span><text:span text:style-name="T181">z</text:span><text:span text:style-name="T196">) in kd <text:s text:c="44"/>( T-SUPER ) </text:span></text:p>
      <text:p text:style-name="P125"><text:span text:style-name="T74"><text:s text:c="39"/></text:span></text:p>
      <text:p text:style-name="P109">* <text:span text:style-name="T230">Previously, when <text:s/>q</text:span><text:span text:style-name="T52">ret-</text:span><text:span text:style-name="T62">D </text:span><text:span text:style-name="T216">= mutable, q</text:span><text:span text:style-name="T52">ret-</text:span><text:span text:style-name="T67">C </text:span><text:span text:style-name="T230">can still be immutable. Because at that time, immutable constructors only have immutable or polyimmutable(does not exist anymore), thus any mutable objet created locally cannot escape and be captured by outside objects; Neither outside mutable objects will be captured by the receiverdependantmutable field when invoking mutable super constructor in immutable constructor. But now, immutable and <text:s/>receiverdependantmutable constructors don’t have such restrictions(mutable parameters are allowed in both cases) any more, so outside mutable objects can be captured by <text:s/>receiverdependantmutable field. If we allow calling mutable super() in immutable subclass constructor, when we use this</text:span><text:span text:style-name="T68">sub</text:span><text:span text:style-name="T230">.rdmf to access the field, the result is not guarantee to be immutable(may be the mutable object assigned in super mutable constructor). Therefore, we don’t allow this kinds of flexibility and require subclass and superclass constructors should have the exact same qualifier if q</text:span><text:span text:style-name="T52">ret-</text:span><text:span text:style-name="T62">D </text:span><text:span text:style-name="T216"><text:s/>≠ receiverdependantmutable</text:span></text:p>
      <text:p text:style-name="P55">* <text:span text:style-name="T178">Note: </text:span><text:span text:style-name="T221">In real Java code, one class can have multiple overloaded consturctors. One constructor can invoke the other by “this(..., ...)”. </text:span><text:span text:style-name="T222">The type rule T-THIS is </text:span><text:span text:style-name="T223">very much</text:span><text:span text:style-name="T222"> the same as T-SUPER except </text:span><text:span text:style-name="T224">that </text:span><text:span text:style-name="T225">the constructor invoked by </text:span><text:span text:style-name="T222">“this(</text:span><text:span text:style-name="T221">..., ...</text:span><text:span text:style-name="T222">)” comes from the same class.</text:span></text:p>
      <text:p text:style-name="P54"/>
      <text:p text:style-name="P54"/>
      <text:p text:style-name="P54"/>
      <text:p text:style-name="P54"/>
      <text:p text:style-name="P124"><text:span text:style-name="T1"><text:s/></text:span></text:p>
      <text:p text:style-name="P124"><text:soft-page-break/><text:span text:style-name="T12"/></text:p>
      <text:p text:style-name="P124"><text:span text:style-name="T1"/></text:p>
      <text:p text:style-name="P124"><text:span text:style-name="T1"><text:s text:c="2"/>Γ(x) = </text:span><text:span text:style-name="T9">k</text:span><text:span text:style-name="T29">x</text:span><text:span text:style-name="T9"> </text:span><text:span text:style-name="T1">q</text:span><text:span text:style-name="T15">x <text:s text:c="7"/></text:span><text:span text:style-name="T70">Γ(</text:span><text:span text:style-name="T90">y</text:span><text:span text:style-name="T70">) = </text:span><text:span text:style-name="T91">k</text:span><text:span text:style-name="T29">y</text:span><text:span text:style-name="T89"> </text:span><text:span text:style-name="T90">q</text:span><text:span text:style-name="T15">y <text:s text:c="8"/></text:span><text:span text:style-name="T71">typeof(</text:span><text:span text:style-name="T75">C</text:span><text:span text:style-name="T71">) = </text:span><text:span text:style-name="T95">k</text:span><text:span text:style-name="T37">p</text:span><text:span text:style-name="T101"> </text:span><text:span text:style-name="T92">q</text:span><text:span text:style-name="T30">p</text:span><text:span text:style-name="T75"> </text:span><text:span text:style-name="T74">→q</text:span><text:span text:style-name="T17">ret</text:span><text:span text:style-name="T71"> <text:s/></text:span><text:span text:style-name="T15"><text:s text:c="3"/></text:span></text:p>
      <text:p text:style-name="P121"><text:span text:style-name="T15"><text:s text:c="6"/></text:span><text:span text:style-name="T90">q</text:span><text:span text:style-name="T15">y <text:s/></text:span><text:span text:style-name="T70">&lt;: q</text:span><text:span text:style-name="T15"> </text:span><text:span text:style-name="T71">⊳ </text:span><text:span text:style-name="T92">q</text:span><text:span text:style-name="T18">P</text:span><text:span text:style-name="T16"> <text:s text:c="8"/></text:span><text:span text:style-name="T70">q</text:span><text:span text:style-name="T15"> <text:s/></text:span><text:span text:style-name="T70">&lt;: q</text:span><text:span text:style-name="T15"> </text:span><text:span text:style-name="T71">⊳ q</text:span><text:span text:style-name="T18">ret <text:s text:c="6"/></text:span><text:span text:style-name="T70">q </text:span><text:span text:style-name="T15"><text:s/></text:span><text:span text:style-name="T112">≠ </text:span><text:span text:style-name="T113">readonly</text:span></text:p>
      <text:p text:style-name="P57"/>
      <text:p text:style-name="P63"><text:span text:style-name="T75"><text:s text:c="4"/></text:span><text:span text:style-name="T96">k</text:span><text:span text:style-name="T32">y</text:span><text:span text:style-name="T102"> &lt;: </text:span><text:span text:style-name="T96">k</text:span><text:span text:style-name="T38">p</text:span></text:p>
      <text:p text:style-name="P71"><draw:custom-shape text:anchor-type="paragraph" draw:z-index="7" draw:name="Shape2" draw:style-name="gr3" draw:text-style-name="P129"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5"><text:tab/> <text:s text:c="45"/></text:span><text:span text:style-name="T98">initialized <text:s text:c="4"/></text:span><text:span text:style-name="T33"><text:s/></text:span><text:span text:style-name="T119">if </text:span><text:span text:style-name="T120">k</text:span><text:span text:style-name="T44">p</text:span><text:span text:style-name="T43"> </text:span><text:span text:style-name="T119">= initialized</text:span></text:p>
      <text:p text:style-name="P71"><text:span text:style-name="T75"><text:s text:c="4"/></text:span><text:span text:style-name="T78">q <text:s/>&lt;: <text:s/>q</text:span><text:span text:style-name="T19">x </text:span><text:span text:style-name="T33"><text:s/></text:span><text:span text:style-name="T98"><text:s text:c="2"/>k &lt;: k</text:span><text:span text:style-name="T33">x <text:s text:c="18"/></text:span><text:span text:style-name="T98">k =</text:span></text:p>
      <text:p text:style-name="P64"><text:span text:style-name="T19"><text:tab/><text:tab/><text:tab/><text:tab/><text:tab/> <text:s text:c="9"/></text:span><text:span text:style-name="T99">underinitialized <text:s text:c="3"/></text:span><text:span text:style-name="T121">otherwise</text:span></text:p>
      <text:p text:style-name="P64"><draw:line text:anchor-type="paragraph" draw:z-index="2" draw:name="Shape1" draw:style-name="gr1" draw:text-style-name="P128" svg:x1="-0.307cm" svg:y1="0.043cm" svg:x2="14.518cm" svg:y2="0.018cm"><text:p/></draw:line><text:span text:style-name="T19"> <text:s text:c="207"/></text:span><text:span text:style-name="T78"><text:s text:c="2"/></text:span><text:span text:style-name="T98">(T-NEW)</text:span></text:p>
      <text:p text:style-name="P72"><text:span text:style-name="T70"><text:s text:c="38"/>Γ </text:span><text:span text:style-name="T71">⊢</text:span><text:span text:style-name="T70"> x </text:span><text:span text:style-name="T75">= new q C(</text:span><text:span text:style-name="T93">y</text:span><text:span text:style-name="T75">)</text:span><text:span text:style-name="T77"> <text:s text:c="34"/></text:span></text:p>
      <text:p text:style-name="P48"/>
      <text:p text:style-name="P48"/>
      <text:p text:style-name="P48"/>
      <text:p text:style-name="P48"/>
      <text:p text:style-name="P73"><text:span text:style-name="T1"><text:tab/><text:tab/> <text:s text:c="3"/>Γ </text:span><text:span text:style-name="T3">⊢ </text:span><text:span text:style-name="T10">s</text:span><text:span text:style-name="T34">1</text:span><text:span text:style-name="T15"> <text:s text:c="7"/></text:span><text:span text:style-name="T70">Γ </text:span><text:span text:style-name="T71">⊢ </text:span><text:span text:style-name="T100">s</text:span><text:span text:style-name="T34">2</text:span><text:span text:style-name="T70"> </text:span><text:span text:style-name="T15"><text:s/></text:span></text:p>
      <text:p text:style-name="P41"><draw:line text:anchor-type="paragraph" draw:z-index="9" draw:name="Shape1" draw:style-name="gr1" draw:text-style-name="P128" svg:x1="-0.254cm" svg:y1="0.364cm" svg:x2="10.31cm" svg:y2="0.355cm"><text:p/></draw:line> <text:s text:c="122"/>(T-<text:span text:style-name="T194">SEQ</text:span> )</text:p>
      <text:p text:style-name="P41"><text:s text:c="30"/>Γ <text:span text:style-name="T140">⊢</text:span> <text:span text:style-name="T194">s</text:span><text:span text:style-name="T47">1</text:span><text:span text:style-name="T194">;s</text:span><text:span text:style-name="T47">2</text:span></text:p>
      <text:p text:style-name="P48"/>
      <text:p text:style-name="P48"/>
      <text:p text:style-name="P48"/>
      <text:p text:style-name="P59">Figure <text:span text:style-name="T202">3</text:span> <text:span text:style-name="T202">Statement</text:span> typing</text:p>
      <text:p text:style-name="P48"/>
      <text:p text:style-name="P58"/>
      <text:p text:style-name="P58"/>
      <text:p text:style-name="P58"/>
      <text:p text:style-name="P58"/>
      <text:p text:style-name="P58">Well-formdness Rules</text:p>
      <text:p text:style-name="P58"/>
      <text:p text:style-name="P99"><text:s/><text:span text:style-name="T212">fType(f) ≠ <text:s/>polymutable <text:s text:c="6"/>C &lt;: D <text:s text:c="7"/>f ∉fields(D) </text:span></text:p>
      <text:p text:style-name="P100"><text:s/><text:span text:style-name="T229">isStatic(f) → <text:s/>fType(f) ≠ receiverdependantmutable</text:span></text:p>
      <text:p text:style-name="P51"><draw:line text:anchor-type="paragraph" draw:z-index="13" draw:name="Shape1" draw:style-name="gr1" draw:text-style-name="P128" svg:x1="-0.307cm" svg:y1="0.443cm" svg:x2="12.21cm" svg:y2="0.395cm"><text:p/></draw:line> <text:s text:c="122"/><text:span text:style-name="T198">(WF-FLD)</text:span> <text:s text:c="10"/></text:p>
      <text:p text:style-name="P44"><text:tab/><text:tab/><text:tab/><text:span text:style-name="T140">⊢</text:span><text:span text:style-name="T61">C</text:span><text:span text:style-name="T140"> <text:s/>f is OK</text:span></text:p>
      <text:p text:style-name="P52"/>
      <text:p text:style-name="P52"/>
      <text:p text:style-name="P52"/>
      <text:p text:style-name="P52"/>
      <text:p text:style-name="P52"/>
      <text:p text:style-name="P49"><draw:line text:anchor-type="paragraph" draw:z-index="10" draw:name="Shape1" draw:style-name="gr1" draw:text-style-name="P128" svg:x1="-0.307cm" svg:y1="0.443cm" svg:x2="11.296cm" svg:y2="0.418cm"><text:p/></draw:line> <text:s text:c="104"/><text:span text:style-name="T198">(WF-CONS-OBJECT)</text:span> <text:s text:c="10"/></text:p>
      <text:p text:style-name="P42"><text:tab/><text:tab/><text:tab/><text:span text:style-name="T140">⊢ </text:span><text:span text:style-name="T54">object</text:span><text:span text:style-name="T140"> kd is OK</text:span></text:p>
      <text:p text:style-name="P42"/>
      <text:p text:style-name="P42"/>
      <text:p text:style-name="P42"><text:soft-page-break/></text:p>
      <text:p text:style-name="P42"/>
      <text:p text:style-name="P42"/>
      <text:p text:style-name="P42"/>
      <text:p text:style-name="P102">cBody(<text:span text:style-name="T208">kd</text:span>) = super(<text:span text:style-name="T194">g</text:span>);<text:span text:style-name="T194">s <text:s text:c="7"/>typeof(kd) = </text:span><text:span text:style-name="T182">k</text:span><text:span text:style-name="T48">p</text:span><text:span text:style-name="T140"> </text:span><text:span text:style-name="T183">q</text:span><text:span text:style-name="T49">p</text:span><text:span text:style-name="T141"> →q</text:span><text:span text:style-name="T52">ret</text:span><text:span text:style-name="T140"> </text:span></text:p>
      <text:p text:style-name="P102"><text:span text:style-name="T140">q</text:span><text:span text:style-name="T52">ret </text:span><text:span text:style-name="T211">≠ readonly ∧ q</text:span><text:span text:style-name="T52">ret </text:span><text:span text:style-name="T211">≠ polymutable</text:span></text:p>
      <text:p text:style-name="P101"><text:span text:style-name="T154">Γ = (this : underinitialized q</text:span><text:span text:style-name="T53">ret, <text:s/></text:span><text:span text:style-name="T197"><text:s/></text:span><text:span text:style-name="T184">p</text:span><text:span text:style-name="T197"> : </text:span><text:span text:style-name="T182">k</text:span><text:span text:style-name="T48">p</text:span><text:span text:style-name="T140"> </text:span><text:span text:style-name="T183">q</text:span><text:span text:style-name="T49">p</text:span><text:span text:style-name="T190">, </text:span><text:span text:style-name="T185">y</text:span><text:span text:style-name="T189"> : </text:span><text:span text:style-name="T185">k</text:span><text:span text:style-name="T50">local</text:span><text:span text:style-name="T189"> </text:span><text:span text:style-name="T185">q</text:span><text:span text:style-name="T50">local</text:span><text:span text:style-name="T197">) </text:span></text:p>
      <text:p text:style-name="P101"><text:span text:style-name="T197">Γ <text:s/>⊢ </text:span><text:span text:style-name="T14"><text:s/></text:span><text:span text:style-name="T195">super(</text:span><text:span text:style-name="T186">y</text:span><text:span text:style-name="T195">) in kd <text:s text:c="3"/>Γ ⊢ s</text:span></text:p>
      <text:p text:style-name="P48"><draw:line text:anchor-type="paragraph" draw:z-index="8" draw:name="Shape1" draw:style-name="gr1" draw:text-style-name="P128" svg:x1="-0.307cm" svg:y1="0.443cm" svg:x2="14.518cm" svg:y2="0.418cm"><text:p/></draw:line> <text:s text:c="120"/><text:span text:style-name="T198">(WF-CONS)</text:span></text:p>
      <text:p text:style-name="P40"><text:tab/><text:tab/><text:tab/> <text:s text:c="13"/><text:span text:style-name="T140">⊢</text:span><text:span text:style-name="T58">C</text:span><text:span text:style-name="T140"> kd is OK</text:span></text:p>
      <text:p text:style-name="P40"/>
      <text:p text:style-name="P43"><text:span text:style-name="T174">Note</text:span><text:span text:style-name="T203">: <text:s/></text:span><text:s/><text:span text:style-name="T140">⊢</text:span><text:span text:style-name="T58">C</text:span><text:span text:style-name="T55"> </text:span><text:span text:style-name="T59">kd</text:span><text:span text:style-name="T199"> reads “constructor kd in class C is well-formed”.</text:span></text:p>
      <text:p text:style-name="P105"/>
      <text:p text:style-name="P53"/>
      <text:p text:style-name="P53"/>
      <text:p text:style-name="P53"/>
      <text:p text:style-name="P53"/>
      <text:p text:style-name="P53"/>
      <text:p text:style-name="P53"><text:span text:style-name="T200">m</text:span>Body(<text:span text:style-name="T200">md</text:span>) = <text:span text:style-name="T194">s;return z <text:s text:c="7"/>typeof(md) = k</text:span><text:span text:style-name="T56">this</text:span><text:span text:style-name="T180"> q</text:span><text:span text:style-name="T52">this</text:span><text:span text:style-name="T196">, </text:span><text:span text:style-name="T181">k</text:span><text:span text:style-name="T56">p</text:span><text:span text:style-name="T180"> </text:span><text:span text:style-name="T181">q</text:span><text:span text:style-name="T52">p</text:span><text:span text:style-name="T196"> →t</text:span><text:span text:style-name="T52">ret</text:span><text:span text:style-name="T194"> </text:span></text:p>
      <text:p text:style-name="P53"><text:span text:style-name="T154">Γ = (this : k</text:span><text:span text:style-name="T57">this</text:span><text:span text:style-name="T154"> q</text:span><text:span text:style-name="T57">this</text:span><text:span text:style-name="T200">,</text:span><text:span text:style-name="T53"> </text:span><text:span text:style-name="T197"><text:s/></text:span><text:span text:style-name="T184">p</text:span><text:span text:style-name="T197"> : </text:span><text:span text:style-name="T182">k</text:span><text:span text:style-name="T48">p</text:span><text:span text:style-name="T140"> </text:span><text:span text:style-name="T183">q</text:span><text:span text:style-name="T49">p</text:span><text:span text:style-name="T190">, </text:span><text:span text:style-name="T49"><text:s/></text:span><text:span text:style-name="T185">y</text:span><text:span text:style-name="T189"> : </text:span><text:span text:style-name="T185">k</text:span><text:span text:style-name="T50">local</text:span><text:span text:style-name="T189"> </text:span><text:span text:style-name="T185">q</text:span><text:span text:style-name="T50">local</text:span><text:span text:style-name="T197">) <text:s text:c="3"/>Γ <text:s/>⊢ </text:span><text:span text:style-name="T14"><text:s/></text:span><text:span text:style-name="T200">s <text:s text:c="2"/>Γ(z) &lt;: t</text:span><text:span text:style-name="T57">ret</text:span></text:p>
      <text:p text:style-name="P107">isStatic(md) <text:span text:style-name="T229">→ <text:s/>q</text:span><text:span text:style-name="T57">this </text:span><text:span text:style-name="T229">≠ receiverdependantmutable ∧ </text:span><text:span text:style-name="T183">q</text:span><text:span text:style-name="T49">p </text:span><text:span text:style-name="T191">≠ receiverdependantmutable ∧ <text:s/></text:span><text:span text:style-name="T183">q</text:span><text:span text:style-name="T51">ret</text:span><text:span text:style-name="T49"> </text:span><text:span text:style-name="T191">≠ receiverdependantmutable</text:span></text:p>
      <text:p text:style-name="P106"><draw:line text:anchor-type="paragraph" draw:z-index="11" draw:name="Shape1" draw:style-name="gr1" draw:text-style-name="P128" svg:x1="-0.307cm" svg:y1="0.443cm" svg:x2="14.518cm" svg:y2="0.418cm"><text:p/></draw:line> <text:s text:c="120"/><text:span text:style-name="T198">(WF-METH)</text:span></text:p>
      <text:p text:style-name="P74"><text:span text:style-name="T70"><text:tab/><text:tab/><text:tab/> <text:s text:c="13"/></text:span><text:span text:style-name="T71">⊢ </text:span><text:span text:style-name="T104">m</text:span><text:span text:style-name="T105">d</text:span><text:span text:style-name="T71"> is OK</text:span></text:p>
      <text:p text:style-name="P116"/>
      <text:p text:style-name="P116"/>
      <text:p text:style-name="P116"/>
      <text:p text:style-name="P117"><text:span text:style-name="T163">*</text:span><text:span text:style-name="T171">TODO Write in formalisation:</text:span><text:span text:style-name="T231"> </text:span><text:span text:style-name="T171">in static blocks, <text:s/></text:span><text:span text:style-name="T172">receiverdependantmutable </text:span><text:span text:style-name="T171">is forbidden(like peer and rep are forbidden in static blocks)</text:span></text:p>
      <text:p text:style-name="P117"><text:span text:style-name="T171"/></text:p>
      <text:p text:style-name="P117"><text:span text:style-name="T171"/></text:p>
      <text:p text:style-name="P116"/>
      <text:p text:style-name="P45"><text:span text:style-name="T140"><text:s text:c="11"/>⊢</text:span><text:span text:style-name="T61">C</text:span><text:span text:style-name="T140"> <text:s/></text:span><text:span text:style-name="T183">f</text:span><text:span text:style-name="T140"> is OK <text:s text:c="13"/>⊢</text:span><text:span text:style-name="T60">C</text:span><text:span text:style-name="T140"> kd is OK <text:s text:c="17"/>⊢ </text:span><text:span text:style-name="T183">md</text:span><text:span text:style-name="T140"> is OK</text:span></text:p>
      <text:p text:style-name="P50"><draw:line text:anchor-type="paragraph" draw:z-index="12" draw:name="Shape1" draw:style-name="gr1" draw:text-style-name="P128" svg:x1="-0.307cm" svg:y1="0.443cm" svg:x2="14.518cm" svg:y2="0.418cm"><text:p/></draw:line> <text:s text:c="119"/><text:span text:style-name="T198">(WF-CLASS) <text:s text:c="17"/></text:span></text:p>
      <text:p text:style-name="P50"><text:span text:style-name="T209"><text:s text:c="44"/></text:span><text:span text:style-name="T169">⊢ </text:span><text:span text:style-name="T170">C </text:span><text:span text:style-name="T169">is OK</text:span></text:p>
      <text:p text:style-name="P61"/>
      <text:p text:style-name="P60"><text:span text:style-name="T71">Figure </text:span><text:span text:style-name="T204">4</text:span><text:span text:style-name="T71"> </text:span><text:span text:style-name="T204">Well-formdness</text:span><text:span text:style-name="T71"> typ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9-26T22:44:38.665339871</dc:date>
    <meta:editing-duration>PT13H41M46S</meta:editing-duration>
    <meta:editing-cycles>289</meta:editing-cycles>
    <meta:generator>LibreOffice/5.1.4.2$Linux_X86_64 LibreOffice_project/10m0$Build-2</meta:generator>
    <meta:document-statistic meta:table-count="0" meta:image-count="0" meta:object-count="0" meta:page-count="6" meta:paragraph-count="129" meta:word-count="1057" meta:character-count="9910" meta:non-whitespace-character-count="4794"/>
  </office:meta>
</office:document-meta>
</file>